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2778in" style:font-size-asian="0.52778in" style:font-size-complex="0.527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1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0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8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4">
      <style:paragraph-properties fo:line-height="9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8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57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1.15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15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1.15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.57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.9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1.4in" fo:margin-right="0in" fo:text-indent="-0.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8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8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.9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.9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.9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.575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9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2778in" style:font-size-asian="0.52778in" style:font-size-complex="0.527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3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00">
      <text:list-level-style-number text:level="1" style:num-format="1" style:num-suffix=".">
        <style:list-level-properties text:space-before="0.075in" text:min-label-width="0.5in"/>
        <style:text-properties fo:color="#93a299" fo:font-family="Arial" fo:font-size="85%"/>
      </text:list-level-style-number>
      <text:list-level-style-number text:level="2" style:num-format="1" style:num-suffix=".">
        <style:list-level-properties text:space-before="0.375in" text:min-label-width="0.5in"/>
        <style:text-properties fo:color="#93a299" fo:font-family="Arial" fo:font-size="85%"/>
      </text:list-level-style-number>
      <text:list-level-style-number text:level="3" style:num-format="1" style:num-suffix=".">
        <style:list-level-properties text:space-before="0.675in" text:min-label-width="0.5in"/>
        <style:text-properties fo:color="#93a299" fo:font-family="Arial" fo:font-size="85%"/>
      </text:list-level-style-number>
      <text:list-level-style-number text:level="4" style:num-format="1" style:num-suffix=".">
        <style:list-level-properties text:space-before="0.975in" text:min-label-width="0.5in"/>
        <style:text-properties fo:color="#93a299" fo:font-family="Arial" fo:font-size="85%"/>
      </text:list-level-style-number>
      <text:list-level-style-number text:level="5" style:num-format="1" style:num-suffix=".">
        <style:list-level-properties text:space-before="1.175in" text:min-label-width="0.5in"/>
        <style:text-properties fo:color="#93a299" fo:font-family="Arial" fo:font-size="85%"/>
      </text:list-level-style-number>
      <text:list-level-style-number text:level="6" style:num-format="1" style:num-suffix=".">
        <style:list-level-properties text:space-before="2.625in" text:min-label-width="0.5in"/>
        <style:text-properties fo:color="#93a299" fo:font-family="Arial" fo:font-size="85%"/>
      </text:list-level-style-number>
      <text:list-level-style-number text:level="7" style:num-format="1" style:num-suffix=".">
        <style:list-level-properties text:space-before="3.125in" text:min-label-width="0.5in"/>
        <style:text-properties fo:color="#93a299" fo:font-family="Arial" fo:font-size="85%"/>
      </text:list-level-style-number>
      <text:list-level-style-number text:level="8" style:num-format="1" style:num-suffix=".">
        <style:list-level-properties text:space-before="3.625in" text:min-label-width="0.5in"/>
        <style:text-properties fo:color="#93a299" fo:font-family="Arial" fo:font-size="85%"/>
      </text:list-level-style-number>
      <text:list-level-style-number text:level="9" style:num-format="1" style:num-suffix=".">
        <style:list-level-properties text:space-before="4.125in" text:min-label-width="0.5in"/>
        <style:text-properties fo:color="#93a299" fo:font-family="Arial" fo:font-size="85%"/>
      </text:list-level-style-number>
    </text:list-style>
    <text:list-style style:name="a69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3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03">
      <text:list-level-style-number text:level="1" style:num-format="1" style:num-suffix=".">
        <style:list-level-properties text:space-before="0.355in" text:min-label-width="0.5in"/>
        <style:text-properties fo:color="#93a299" fo:font-family="Arial" fo:font-size="85%"/>
      </text:list-level-style-number>
      <text:list-level-style-number text:level="2" style:num-format="1" style:num-suffix=".">
        <style:list-level-properties text:space-before="0.655in" text:min-label-width="0.5in"/>
        <style:text-properties fo:color="#93a299" fo:font-family="Arial" fo:font-size="85%"/>
      </text:list-level-style-number>
      <text:list-level-style-number text:level="3" style:num-format="1" style:num-suffix=".">
        <style:list-level-properties text:space-before="0.955in" text:min-label-width="0.5in"/>
        <style:text-properties fo:color="#93a299" fo:font-family="Arial" fo:font-size="85%"/>
      </text:list-level-style-number>
      <text:list-level-style-number text:level="4" style:num-format="1" style:num-suffix=".">
        <style:list-level-properties text:space-before="1.255in" text:min-label-width="0.5in"/>
        <style:text-properties fo:color="#93a299" fo:font-family="Arial" fo:font-size="85%"/>
      </text:list-level-style-number>
      <text:list-level-style-number text:level="5" style:num-format="1" style:num-suffix=".">
        <style:list-level-properties text:space-before="1.455in" text:min-label-width="0.5in"/>
        <style:text-properties fo:color="#93a299" fo:font-family="Arial" fo:font-size="85%"/>
      </text:list-level-style-number>
      <text:list-level-style-number text:level="6" style:num-format="1" style:num-suffix=".">
        <style:list-level-properties text:space-before="2.905in" text:min-label-width="0.5in"/>
        <style:text-properties fo:color="#93a299" fo:font-family="Arial" fo:font-size="85%"/>
      </text:list-level-style-number>
      <text:list-level-style-number text:level="7" style:num-format="1" style:num-suffix=".">
        <style:list-level-properties text:space-before="3.405in" text:min-label-width="0.5in"/>
        <style:text-properties fo:color="#93a299" fo:font-family="Arial" fo:font-size="85%"/>
      </text:list-level-style-number>
      <text:list-level-style-number text:level="8" style:num-format="1" style:num-suffix=".">
        <style:list-level-properties text:space-before="3.905in" text:min-label-width="0.5in"/>
        <style:text-properties fo:color="#93a299" fo:font-family="Arial" fo:font-size="85%"/>
      </text:list-level-style-number>
      <text:list-level-style-number text:level="9" style:num-format="1" style:num-suffix=".">
        <style:list-level-properties text:space-before="4.405in" text:min-label-width="0.5in"/>
        <style:text-properties fo:color="#93a299" fo:font-family="Arial" fo:font-size="85%"/>
      </text:list-level-style-number>
    </text:list-style>
    <text:list-style style:name="a43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06">
      <text:list-level-style-number text:level="1" style:num-format="1" style:num-suffix=".">
        <style:list-level-properties text:space-before="0.355in" text:min-label-width="0.5in"/>
        <style:text-properties fo:color="#93a299" fo:font-family="Arial" fo:font-size="85%"/>
      </text:list-level-style-number>
      <text:list-level-style-number text:level="2" style:num-format="1" style:num-suffix=".">
        <style:list-level-properties text:space-before="0.655in" text:min-label-width="0.5in"/>
        <style:text-properties fo:color="#93a299" fo:font-family="Arial" fo:font-size="85%"/>
      </text:list-level-style-number>
      <text:list-level-style-number text:level="3" style:num-format="1" style:num-suffix=".">
        <style:list-level-properties text:space-before="0.955in" text:min-label-width="0.5in"/>
        <style:text-properties fo:color="#93a299" fo:font-family="Arial" fo:font-size="85%"/>
      </text:list-level-style-number>
      <text:list-level-style-number text:level="4" style:num-format="1" style:num-suffix=".">
        <style:list-level-properties text:space-before="1.255in" text:min-label-width="0.5in"/>
        <style:text-properties fo:color="#93a299" fo:font-family="Arial" fo:font-size="85%"/>
      </text:list-level-style-number>
      <text:list-level-style-number text:level="5" style:num-format="1" style:num-suffix=".">
        <style:list-level-properties text:space-before="1.455in" text:min-label-width="0.5in"/>
        <style:text-properties fo:color="#93a299" fo:font-family="Arial" fo:font-size="85%"/>
      </text:list-level-style-number>
      <text:list-level-style-number text:level="6" style:num-format="1" style:num-suffix=".">
        <style:list-level-properties text:space-before="2.905in" text:min-label-width="0.5in"/>
        <style:text-properties fo:color="#93a299" fo:font-family="Arial" fo:font-size="85%"/>
      </text:list-level-style-number>
      <text:list-level-style-number text:level="7" style:num-format="1" style:num-suffix=".">
        <style:list-level-properties text:space-before="3.405in" text:min-label-width="0.5in"/>
        <style:text-properties fo:color="#93a299" fo:font-family="Arial" fo:font-size="85%"/>
      </text:list-level-style-number>
      <text:list-level-style-number text:level="8" style:num-format="1" style:num-suffix=".">
        <style:list-level-properties text:space-before="3.905in" text:min-label-width="0.5in"/>
        <style:text-properties fo:color="#93a299" fo:font-family="Arial" fo:font-size="85%"/>
      </text:list-level-style-number>
      <text:list-level-style-number text:level="9" style:num-format="1" style:num-suffix=".">
        <style:list-level-properties text:space-before="4.405in" text:min-label-width="0.5in"/>
        <style:text-properties fo:color="#93a299" fo:font-family="Arial" fo:font-size="85%"/>
      </text:list-level-style-number>
    </text:list-style>
    <text:list-style style:name="a51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09">
      <text:list-level-style-number text:level="1" style:num-format="1" style:num-suffix=".">
        <style:list-level-properties text:space-before="0.355in" text:min-label-width="0.5in"/>
        <style:text-properties fo:color="#93a299" fo:font-family="Arial" fo:font-size="85%"/>
      </text:list-level-style-number>
      <text:list-level-style-number text:level="2" style:num-format="1" style:num-suffix=".">
        <style:list-level-properties text:space-before="0.655in" text:min-label-width="0.5in"/>
        <style:text-properties fo:color="#93a299" fo:font-family="Arial" fo:font-size="85%"/>
      </text:list-level-style-number>
      <text:list-level-style-number text:level="3" style:num-format="1" style:num-suffix=".">
        <style:list-level-properties text:space-before="0.955in" text:min-label-width="0.5in"/>
        <style:text-properties fo:color="#93a299" fo:font-family="Arial" fo:font-size="85%"/>
      </text:list-level-style-number>
      <text:list-level-style-number text:level="4" style:num-format="1" style:num-suffix=".">
        <style:list-level-properties text:space-before="1.255in" text:min-label-width="0.5in"/>
        <style:text-properties fo:color="#93a299" fo:font-family="Arial" fo:font-size="85%"/>
      </text:list-level-style-number>
      <text:list-level-style-number text:level="5" style:num-format="1" style:num-suffix=".">
        <style:list-level-properties text:space-before="1.455in" text:min-label-width="0.5in"/>
        <style:text-properties fo:color="#93a299" fo:font-family="Arial" fo:font-size="85%"/>
      </text:list-level-style-number>
      <text:list-level-style-number text:level="6" style:num-format="1" style:num-suffix=".">
        <style:list-level-properties text:space-before="2.905in" text:min-label-width="0.5in"/>
        <style:text-properties fo:color="#93a299" fo:font-family="Arial" fo:font-size="85%"/>
      </text:list-level-style-number>
      <text:list-level-style-number text:level="7" style:num-format="1" style:num-suffix=".">
        <style:list-level-properties text:space-before="3.405in" text:min-label-width="0.5in"/>
        <style:text-properties fo:color="#93a299" fo:font-family="Arial" fo:font-size="85%"/>
      </text:list-level-style-number>
      <text:list-level-style-number text:level="8" style:num-format="1" style:num-suffix=".">
        <style:list-level-properties text:space-before="3.905in" text:min-label-width="0.5in"/>
        <style:text-properties fo:color="#93a299" fo:font-family="Arial" fo:font-size="85%"/>
      </text:list-level-style-number>
      <text:list-level-style-number text:level="9" style:num-format="1" style:num-suffix=".">
        <style:list-level-properties text:space-before="4.405in" text:min-label-width="0.5in"/>
        <style:text-properties fo:color="#93a299" fo:font-family="Arial" fo:font-size="85%"/>
      </text:list-level-style-number>
    </text:list-style>
    <text:list-style style:name="a58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6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4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4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12">
      <text:list-level-style-number text:level="1" style:num-format="1" style:num-suffix=".">
        <style:list-level-properties text:space-before="0.075in" text:min-label-width="0.5in"/>
        <style:text-properties fo:color="#93a299" fo:font-family="Arial" fo:font-size="85%"/>
      </text:list-level-style-number>
      <text:list-level-style-number text:level="2" style:num-format="1" style:num-suffix=".">
        <style:list-level-properties text:space-before="0.375in" text:min-label-width="0.5in"/>
        <style:text-properties fo:color="#93a299" fo:font-family="Arial" fo:font-size="85%"/>
      </text:list-level-style-number>
      <text:list-level-style-number text:level="3" style:num-format="1" style:num-suffix=".">
        <style:list-level-properties text:space-before="0.675in" text:min-label-width="0.5in"/>
        <style:text-properties fo:color="#93a299" fo:font-family="Arial" fo:font-size="85%"/>
      </text:list-level-style-number>
      <text:list-level-style-number text:level="4" style:num-format="1" style:num-suffix=".">
        <style:list-level-properties text:space-before="0.975in" text:min-label-width="0.5in"/>
        <style:text-properties fo:color="#93a299" fo:font-family="Arial" fo:font-size="85%"/>
      </text:list-level-style-number>
      <text:list-level-style-number text:level="5" style:num-format="1" style:num-suffix=".">
        <style:list-level-properties text:space-before="1.175in" text:min-label-width="0.5in"/>
        <style:text-properties fo:color="#93a299" fo:font-family="Arial" fo:font-size="85%"/>
      </text:list-level-style-number>
      <text:list-level-style-number text:level="6" style:num-format="1" style:num-suffix=".">
        <style:list-level-properties text:space-before="2.625in" text:min-label-width="0.5in"/>
        <style:text-properties fo:color="#93a299" fo:font-family="Arial" fo:font-size="85%"/>
      </text:list-level-style-number>
      <text:list-level-style-number text:level="7" style:num-format="1" style:num-suffix=".">
        <style:list-level-properties text:space-before="3.125in" text:min-label-width="0.5in"/>
        <style:text-properties fo:color="#93a299" fo:font-family="Arial" fo:font-size="85%"/>
      </text:list-level-style-number>
      <text:list-level-style-number text:level="8" style:num-format="1" style:num-suffix=".">
        <style:list-level-properties text:space-before="3.625in" text:min-label-width="0.5in"/>
        <style:text-properties fo:color="#93a299" fo:font-family="Arial" fo:font-size="85%"/>
      </text:list-level-style-number>
      <text:list-level-style-number text:level="9" style:num-format="1" style:num-suffix=".">
        <style:list-level-properties text:space-before="4.125in" text:min-label-width="0.5in"/>
        <style:text-properties fo:color="#93a299" fo:font-family="Arial" fo:font-size="85%"/>
      </text:list-level-style-number>
    </text:list-style>
    <text:list-style style:name="a63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4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15">
      <text:list-level-style-number text:level="1" style:num-format="1" style:num-suffix=".">
        <style:list-level-properties text:space-before="0.1in" text:min-label-width="0.5in"/>
        <style:text-properties fo:color="#93a299" fo:font-family="Arial" fo:font-size="85%"/>
      </text:list-level-style-number>
      <text:list-level-style-number text:level="2" style:num-format="1" style:num-suffix=".">
        <style:list-level-properties text:space-before="0.4in" text:min-label-width="0.5in"/>
        <style:text-properties fo:color="#93a299" fo:font-family="Arial" fo:font-size="85%"/>
      </text:list-level-style-number>
      <text:list-level-style-number text:level="3" style:num-format="1" style:num-suffix=".">
        <style:list-level-properties text:space-before="0.7in" text:min-label-width="0.5in"/>
        <style:text-properties fo:color="#93a299" fo:font-family="Arial" fo:font-size="85%"/>
      </text:list-level-style-number>
      <text:list-level-style-number text:level="4" style:num-format="1" style:num-suffix=".">
        <style:list-level-properties text:space-before="1in" text:min-label-width="0.5in"/>
        <style:text-properties fo:color="#93a299" fo:font-family="Arial" fo:font-size="85%"/>
      </text:list-level-style-number>
      <text:list-level-style-number text:level="5" style:num-format="1" style:num-suffix=".">
        <style:list-level-properties text:space-before="1.2in" text:min-label-width="0.5in"/>
        <style:text-properties fo:color="#93a299" fo:font-family="Arial" fo:font-size="85%"/>
      </text:list-level-style-number>
      <text:list-level-style-number text:level="6" style:num-format="1" style:num-suffix=".">
        <style:list-level-properties text:space-before="2.65in" text:min-label-width="0.5in"/>
        <style:text-properties fo:color="#93a299" fo:font-family="Arial" fo:font-size="85%"/>
      </text:list-level-style-number>
      <text:list-level-style-number text:level="7" style:num-format="1" style:num-suffix=".">
        <style:list-level-properties text:space-before="3.15in" text:min-label-width="0.5in"/>
        <style:text-properties fo:color="#93a299" fo:font-family="Arial" fo:font-size="85%"/>
      </text:list-level-style-number>
      <text:list-level-style-number text:level="8" style:num-format="1" style:num-suffix=".">
        <style:list-level-properties text:space-before="3.65in" text:min-label-width="0.5in"/>
        <style:text-properties fo:color="#93a299" fo:font-family="Arial" fo:font-size="85%"/>
      </text:list-level-style-number>
      <text:list-level-style-number text:level="9" style:num-format="1" style:num-suffix=".">
        <style:list-level-properties text:space-before="4.15in" text:min-label-width="0.5in"/>
        <style:text-properties fo:color="#93a299" fo:font-family="Arial" fo:font-size="85%"/>
      </text:list-level-style-number>
    </text:list-style>
    <text:list-style style:name="a78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18">
      <text:list-level-style-number text:level="1" style:num-format="1" style:num-suffix=".">
        <style:list-level-properties text:space-before="0.3in" text:min-label-width="0.5in"/>
        <style:text-properties fo:color="#93a299" fo:font-family="Arial" fo:font-size="90%"/>
      </text:list-level-style-number>
      <text:list-level-style-number text:level="2" style:num-format="1" style:num-suffix=".">
        <style:list-level-properties text:space-before="0.6in" text:min-label-width="0.5in"/>
        <style:text-properties fo:color="#93a299" fo:font-family="Arial" fo:font-size="90%"/>
      </text:list-level-style-number>
      <text:list-level-style-number text:level="3" style:num-format="1" style:num-suffix=".">
        <style:list-level-properties text:space-before="0.9in" text:min-label-width="0.5in"/>
        <style:text-properties fo:color="#93a299" fo:font-family="Arial" fo:font-size="90%"/>
      </text:list-level-style-number>
      <text:list-level-style-number text:level="4" style:num-format="1" style:num-suffix=".">
        <style:list-level-properties text:space-before="1.2in" text:min-label-width="0.5in"/>
        <style:text-properties fo:color="#93a299" fo:font-family="Arial" fo:font-size="90%"/>
      </text:list-level-style-number>
      <text:list-level-style-number text:level="5" style:num-format="1" style:num-suffix=".">
        <style:list-level-properties text:space-before="1.4in" text:min-label-width="0.5in"/>
        <style:text-properties fo:color="#93a299" fo:font-family="Arial" fo:font-size="90%"/>
      </text:list-level-style-number>
      <text:list-level-style-number text:level="6" style:num-format="1" style:num-suffix=".">
        <style:list-level-properties text:space-before="2.85in" text:min-label-width="0.5in"/>
        <style:text-properties fo:color="#93a299" fo:font-family="Arial" fo:font-size="90%"/>
      </text:list-level-style-number>
      <text:list-level-style-number text:level="7" style:num-format="1" style:num-suffix=".">
        <style:list-level-properties text:space-before="3.35in" text:min-label-width="0.5in"/>
        <style:text-properties fo:color="#93a299" fo:font-family="Arial" fo:font-size="90%"/>
      </text:list-level-style-number>
      <text:list-level-style-number text:level="8" style:num-format="1" style:num-suffix=".">
        <style:list-level-properties text:space-before="3.85in" text:min-label-width="0.5in"/>
        <style:text-properties fo:color="#93a299" fo:font-family="Arial" fo:font-size="90%"/>
      </text:list-level-style-number>
      <text:list-level-style-number text:level="9" style:num-format="1" style:num-suffix=".">
        <style:list-level-properties text:space-before="4.35in" text:min-label-width="0.5in"/>
        <style:text-properties fo:color="#93a299" fo:font-family="Arial" fo:font-size="90%"/>
      </text:list-level-style-number>
    </text:list-style>
    <text:list-style style:name="a59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0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6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75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5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5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21">
      <text:list-level-style-number text:level="1" style:num-format="1" style:num-suffix=".">
        <style:list-level-properties text:space-before="0.1in" text:min-label-width="0.5in"/>
        <style:text-properties fo:color="#93a299" fo:font-family="Arial" fo:font-size="85%"/>
      </text:list-level-style-number>
      <text:list-level-style-number text:level="2" style:num-format="1" style:num-suffix=".">
        <style:list-level-properties text:space-before="0.4in" text:min-label-width="0.5in"/>
        <style:text-properties fo:color="#93a299" fo:font-family="Arial" fo:font-size="85%"/>
      </text:list-level-style-number>
      <text:list-level-style-number text:level="3" style:num-format="1" style:num-suffix=".">
        <style:list-level-properties text:space-before="0.7in" text:min-label-width="0.5in"/>
        <style:text-properties fo:color="#93a299" fo:font-family="Arial" fo:font-size="85%"/>
      </text:list-level-style-number>
      <text:list-level-style-number text:level="4" style:num-format="1" style:num-suffix=".">
        <style:list-level-properties text:space-before="1in" text:min-label-width="0.5in"/>
        <style:text-properties fo:color="#93a299" fo:font-family="Arial" fo:font-size="85%"/>
      </text:list-level-style-number>
      <text:list-level-style-number text:level="5" style:num-format="1" style:num-suffix=".">
        <style:list-level-properties text:space-before="1.2in" text:min-label-width="0.5in"/>
        <style:text-properties fo:color="#93a299" fo:font-family="Arial" fo:font-size="85%"/>
      </text:list-level-style-number>
      <text:list-level-style-number text:level="6" style:num-format="1" style:num-suffix=".">
        <style:list-level-properties text:space-before="2.65in" text:min-label-width="0.5in"/>
        <style:text-properties fo:color="#93a299" fo:font-family="Arial" fo:font-size="85%"/>
      </text:list-level-style-number>
      <text:list-level-style-number text:level="7" style:num-format="1" style:num-suffix=".">
        <style:list-level-properties text:space-before="3.15in" text:min-label-width="0.5in"/>
        <style:text-properties fo:color="#93a299" fo:font-family="Arial" fo:font-size="85%"/>
      </text:list-level-style-number>
      <text:list-level-style-number text:level="8" style:num-format="1" style:num-suffix=".">
        <style:list-level-properties text:space-before="3.65in" text:min-label-width="0.5in"/>
        <style:text-properties fo:color="#93a299" fo:font-family="Arial" fo:font-size="85%"/>
      </text:list-level-style-number>
      <text:list-level-style-number text:level="9" style:num-format="1" style:num-suffix=".">
        <style:list-level-properties text:space-before="4.15in" text:min-label-width="0.5in"/>
        <style:text-properties fo:color="#93a299" fo:font-family="Arial" fo:font-size="85%"/>
      </text:list-level-style-number>
    </text:list-style>
    <text:list-style style:name="a83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24">
      <text:list-level-style-number text:level="1" style:num-format="1" style:num-suffix=".">
        <style:list-level-properties text:space-before="0.1in" text:min-label-width="0.5in"/>
        <style:text-properties fo:color="#93a299" fo:font-family="Arial" fo:font-size="85%"/>
      </text:list-level-style-number>
      <text:list-level-style-number text:level="2" style:num-format="1" style:num-suffix=".">
        <style:list-level-properties text:space-before="0.4in" text:min-label-width="0.5in"/>
        <style:text-properties fo:color="#93a299" fo:font-family="Arial" fo:font-size="85%"/>
      </text:list-level-style-number>
      <text:list-level-style-number text:level="3" style:num-format="1" style:num-suffix=".">
        <style:list-level-properties text:space-before="0.7in" text:min-label-width="0.5in"/>
        <style:text-properties fo:color="#93a299" fo:font-family="Arial" fo:font-size="85%"/>
      </text:list-level-style-number>
      <text:list-level-style-number text:level="4" style:num-format="1" style:num-suffix=".">
        <style:list-level-properties text:space-before="1in" text:min-label-width="0.5in"/>
        <style:text-properties fo:color="#93a299" fo:font-family="Arial" fo:font-size="85%"/>
      </text:list-level-style-number>
      <text:list-level-style-number text:level="5" style:num-format="1" style:num-suffix=".">
        <style:list-level-properties text:space-before="1.2in" text:min-label-width="0.5in"/>
        <style:text-properties fo:color="#93a299" fo:font-family="Arial" fo:font-size="85%"/>
      </text:list-level-style-number>
      <text:list-level-style-number text:level="6" style:num-format="1" style:num-suffix=".">
        <style:list-level-properties text:space-before="2.65in" text:min-label-width="0.5in"/>
        <style:text-properties fo:color="#93a299" fo:font-family="Arial" fo:font-size="85%"/>
      </text:list-level-style-number>
      <text:list-level-style-number text:level="7" style:num-format="1" style:num-suffix=".">
        <style:list-level-properties text:space-before="3.15in" text:min-label-width="0.5in"/>
        <style:text-properties fo:color="#93a299" fo:font-family="Arial" fo:font-size="85%"/>
      </text:list-level-style-number>
      <text:list-level-style-number text:level="8" style:num-format="1" style:num-suffix=".">
        <style:list-level-properties text:space-before="3.65in" text:min-label-width="0.5in"/>
        <style:text-properties fo:color="#93a299" fo:font-family="Arial" fo:font-size="85%"/>
      </text:list-level-style-number>
      <text:list-level-style-number text:level="9" style:num-format="1" style:num-suffix=".">
        <style:list-level-properties text:space-before="4.15in" text:min-label-width="0.5in"/>
        <style:text-properties fo:color="#93a299" fo:font-family="Arial" fo:font-size="85%"/>
      </text:list-level-style-number>
    </text:list-style>
    <text:list-style style:name="a79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27">
      <text:list-level-style-number text:level="1" style:num-format="1" style:num-suffix=".">
        <style:list-level-properties text:space-before="0.1in" text:min-label-width="0.5in"/>
        <style:text-properties fo:color="#93a299" fo:font-family="Arial" fo:font-size="85%"/>
      </text:list-level-style-number>
      <text:list-level-style-number text:level="2" style:num-format="1" style:num-suffix=".">
        <style:list-level-properties text:space-before="0.4in" text:min-label-width="0.5in"/>
        <style:text-properties fo:color="#93a299" fo:font-family="Arial" fo:font-size="85%"/>
      </text:list-level-style-number>
      <text:list-level-style-number text:level="3" style:num-format="1" style:num-suffix=".">
        <style:list-level-properties text:space-before="0.7in" text:min-label-width="0.5in"/>
        <style:text-properties fo:color="#93a299" fo:font-family="Arial" fo:font-size="85%"/>
      </text:list-level-style-number>
      <text:list-level-style-number text:level="4" style:num-format="1" style:num-suffix=".">
        <style:list-level-properties text:space-before="1in" text:min-label-width="0.5in"/>
        <style:text-properties fo:color="#93a299" fo:font-family="Arial" fo:font-size="85%"/>
      </text:list-level-style-number>
      <text:list-level-style-number text:level="5" style:num-format="1" style:num-suffix=".">
        <style:list-level-properties text:space-before="1.2in" text:min-label-width="0.5in"/>
        <style:text-properties fo:color="#93a299" fo:font-family="Arial" fo:font-size="85%"/>
      </text:list-level-style-number>
      <text:list-level-style-number text:level="6" style:num-format="1" style:num-suffix=".">
        <style:list-level-properties text:space-before="2.65in" text:min-label-width="0.5in"/>
        <style:text-properties fo:color="#93a299" fo:font-family="Arial" fo:font-size="85%"/>
      </text:list-level-style-number>
      <text:list-level-style-number text:level="7" style:num-format="1" style:num-suffix=".">
        <style:list-level-properties text:space-before="3.15in" text:min-label-width="0.5in"/>
        <style:text-properties fo:color="#93a299" fo:font-family="Arial" fo:font-size="85%"/>
      </text:list-level-style-number>
      <text:list-level-style-number text:level="8" style:num-format="1" style:num-suffix=".">
        <style:list-level-properties text:space-before="3.65in" text:min-label-width="0.5in"/>
        <style:text-properties fo:color="#93a299" fo:font-family="Arial" fo:font-size="85%"/>
      </text:list-level-style-number>
      <text:list-level-style-number text:level="9" style:num-format="1" style:num-suffix=".">
        <style:list-level-properties text:space-before="4.15in" text:min-label-width="0.5in"/>
        <style:text-properties fo:color="#93a299" fo:font-family="Arial" fo:font-size="85%"/>
      </text:list-level-style-number>
    </text:list-style>
    <text:list-style style:name="a80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30">
      <text:list-level-style-number text:level="1" style:num-format="1" style:num-suffix=".">
        <style:list-level-properties text:space-before="0.075in" text:min-label-width="0.5in"/>
        <style:text-properties fo:color="#93a299" fo:font-family="Arial" fo:font-size="85%"/>
      </text:list-level-style-number>
      <text:list-level-style-number text:level="2" style:num-format="1" style:num-suffix=".">
        <style:list-level-properties text:space-before="0.375in" text:min-label-width="0.5in"/>
        <style:text-properties fo:color="#93a299" fo:font-family="Arial" fo:font-size="85%"/>
      </text:list-level-style-number>
      <text:list-level-style-number text:level="3" style:num-format="1" style:num-suffix=".">
        <style:list-level-properties text:space-before="0.675in" text:min-label-width="0.5in"/>
        <style:text-properties fo:color="#93a299" fo:font-family="Arial" fo:font-size="85%"/>
      </text:list-level-style-number>
      <text:list-level-style-number text:level="4" style:num-format="1" style:num-suffix=".">
        <style:list-level-properties text:space-before="0.975in" text:min-label-width="0.5in"/>
        <style:text-properties fo:color="#93a299" fo:font-family="Arial" fo:font-size="85%"/>
      </text:list-level-style-number>
      <text:list-level-style-number text:level="5" style:num-format="1" style:num-suffix=".">
        <style:list-level-properties text:space-before="1.175in" text:min-label-width="0.5in"/>
        <style:text-properties fo:color="#93a299" fo:font-family="Arial" fo:font-size="85%"/>
      </text:list-level-style-number>
      <text:list-level-style-number text:level="6" style:num-format="1" style:num-suffix=".">
        <style:list-level-properties text:space-before="2.625in" text:min-label-width="0.5in"/>
        <style:text-properties fo:color="#93a299" fo:font-family="Arial" fo:font-size="85%"/>
      </text:list-level-style-number>
      <text:list-level-style-number text:level="7" style:num-format="1" style:num-suffix=".">
        <style:list-level-properties text:space-before="3.125in" text:min-label-width="0.5in"/>
        <style:text-properties fo:color="#93a299" fo:font-family="Arial" fo:font-size="85%"/>
      </text:list-level-style-number>
      <text:list-level-style-number text:level="8" style:num-format="1" style:num-suffix=".">
        <style:list-level-properties text:space-before="3.625in" text:min-label-width="0.5in"/>
        <style:text-properties fo:color="#93a299" fo:font-family="Arial" fo:font-size="85%"/>
      </text:list-level-style-number>
      <text:list-level-style-number text:level="9" style:num-format="1" style:num-suffix=".">
        <style:list-level-properties text:space-before="4.125in" text:min-label-width="0.5in"/>
        <style:text-properties fo:color="#93a299" fo:font-family="Arial" fo:font-size="85%"/>
      </text:list-level-style-number>
    </text:list-style>
    <text:list-style style:name="a65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3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54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</office:automatic-styles>
  <office:body>
    <office:presentation>
      <draw:page draw:name="Slide1" draw:style-name="a420" draw:master-page-name="Master1-Layout1-title-Title-Slide" presentation:presentation-page-layout-name="Master1-PPL1" draw:id="Slide-256">
        <draw:frame draw:id="id91" presentation:style-name="a423" draw:name="Title 1" svg:x="0.75in" svg:y="1.5in" svg:width="8.58333in" svg:height="2.10764in" presentation:class="title" presentation:placeholder="false">
          <draw:text-box>
            <text:p text:style-name="a422" text:class-names="" text:cond-style-name=""><text:span text:style-name="a421" text:class-names="">Week 2 (Continued)</text:span></text:p>
          </draw:text-box>
          <svg:title/>
          <svg:desc/>
        </draw:frame>
        <draw:frame draw:id="id92" presentation:style-name="a426" draw:name="Subtitle 2" svg:x="0.75in" svg:y="3.83333in" svg:width="7in" svg:height="1.91667in" presentation:class="subtitle" presentation:placeholder="false">
          <draw:text-box>
            <text:p text:style-name="a425" text:class-names="" text:cond-style-name=""><text:span text:style-name="a424" text:class-names="">Lists, Tuples, Dictionaries</text:span></text:p>
          </draw:text-box>
          <svg:title/>
          <svg:desc/>
        </draw:frame>
      </draw:page>
      <draw:page draw:name="Slide32" draw:style-name="a427" draw:master-page-name="Master1-Layout2-obj-Title-and-Content" presentation:presentation-page-layout-name="Master1-PPL2" draw:id="Slide-287">
        <draw:frame draw:id="id93" presentation:style-name="a430" draw:name="Title 1" svg:x="0.5in" svg:y="0.58333in" svg:width="9in" svg:height="1.08333in" presentation:class="title" presentation:placeholder="false">
          <draw:text-box>
            <text:p text:style-name="a429" text:class-names="" text:cond-style-name=""><text:span text:style-name="a428" text:class-names="">Python builtin types</text:span></text:p>
          </draw:text-box>
          <svg:title/>
          <svg:desc/>
        </draw:frame>
        <draw:frame draw:id="id94" presentation:style-name="a455" draw:name="Content Placeholder 2" svg:x="0.5in" svg:y="1.75in" svg:width="9in" svg:height="5.33333in" presentation:class="outline" presentation:placeholder="false">
          <draw:text-box>
            <text:list text:style-name="a433">
              <text:list-item>
                <text:p text:style-name="a432" text:class-names="" text:cond-style-name=""><text:span text:style-name="a431" text:class-names="">How do you declare the following:</text:span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/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>List</text:span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>Tuple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/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>What are the differences between lists and tuples?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/></text:p>
              </text:list-item>
            </text:list>
          </draw:text-box>
          <svg:title/>
          <svg:desc/>
        </draw:frame>
      </draw:page>
      <draw:page draw:name="Slide8" draw:style-name="a456" draw:master-page-name="Master1-Layout2-obj-Title-and-Content" presentation:presentation-page-layout-name="Master1-PPL2" draw:id="Slide-263">
        <draw:frame draw:id="id95" presentation:style-name="a459" draw:name="Title 1" svg:x="0.5in" svg:y="0.58333in" svg:width="9in" svg:height="1.08333in" presentation:class="title" presentation:placeholder="false">
          <draw:text-box>
            <text:p text:style-name="a458" text:class-names="" text:cond-style-name=""><text:span text:style-name="a457" text:class-names="">Sequences</text:span></text:p>
          </draw:text-box>
          <svg:title/>
          <svg:desc/>
        </draw:frame>
        <draw:frame draw:id="id96" presentation:style-name="a494" draw:name="Content Placeholder 2" svg:x="0.5in" svg:y="1.75in" svg:width="9in" svg:height="5.33333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String</text:span></text:p>
              </text:list-item>
            </text:list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63" text:class-names="">Unicode<text:s text:c="1"/></text:span><text:span text:style-name="a464" text:class-names="">string</text:span></text:p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p text:style-name="a469" text:class-names="" text:cond-style-name=""><text:span text:style-name="a467" text:class-names="">Byte array</text:span><text:span text:style-name="a468" text:class-names=""/></text:p>
                  </text:list-item>
                </text:list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Tuples</text:span></text:p>
              </text:list-item>
            </text:list>
            <text:list text:style-name="a477">
              <text:list-item>
                <text:list text:style-name="a477">
                  <text:list-item>
                    <text:p text:style-name="a476" text:class-names="" text:cond-style-name=""><text:span text:style-name="a474" text:class-names="">Myfirsttuple</text:span><text:span text:style-name="a475" text:class-names=""><text:s text:c="1"/>= <text:s text:c="1"/>(‘something’, ‘thing2’)</text:span></text:p>
                  </text:list-item>
                </text:list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Lists</text:span></text:p>
              </text:list-item>
            </text:list>
            <text:list text:style-name="a484">
              <text:list-item>
                <text:list text:style-name="a484">
                  <text:list-item>
                    <text:p text:style-name="a483" text:class-names="" text:cond-style-name=""><text:span text:style-name="a481" text:class-names="">Mylist</text:span><text:span text:style-name="a482" text:class-names=""><text:s text:c="1"/>= [‘something’, ‘thing2’]</text:span></text:p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5" text:class-names=""/></text:p>
                  </text:list-item>
                </text:list>
              </text:list-item>
            </text:list>
            <text:list text:style-name="a493">
              <text:list-item>
                <text:p text:style-name="a492" text:class-names="" text:cond-style-name=""><text:span text:style-name="a488" text:class-names="">Do they have<text:s text:c="1"/></text:span><text:span text:style-name="a489" text:class-names="">similar<text:s text:c="1"/></text:span><text:span text:style-name="a490" text:class-names="">methods/functions?</text:span><text:span text:style-name="a491" text:class-names=""/></text:p>
              </text:list-item>
            </text:list>
          </draw:text-box>
          <svg:title/>
          <svg:desc/>
        </draw:frame>
      </draw:page>
      <draw:page draw:name="Slide25" draw:style-name="a495" draw:master-page-name="Master1-Layout2-obj-Title-and-Content" presentation:presentation-page-layout-name="Master1-PPL2" draw:id="Slide-280">
        <draw:frame draw:id="id97" presentation:style-name="a498" draw:name="Title 1" svg:x="0.5in" svg:y="0.58333in" svg:width="9in" svg:height="1.08333in" presentation:class="title" presentation:placeholder="false">
          <draw:text-box>
            <text:p text:style-name="a497" text:class-names="" text:cond-style-name=""><text:span text:style-name="a496" text:class-names="">Strings are Sequences</text:span></text:p>
          </draw:text-box>
          <svg:title/>
          <svg:desc/>
        </draw:frame>
        <draw:frame draw:id="id98" presentation:style-name="a535" draw:name="Content Placeholder 2" svg:x="0.5in" svg:y="1.75in" svg:width="9in" svg:height="5.33333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499" text:class-names="">String</text:span><text:span text:style-name="a500" text:class-names="">: a sequence of characters</text:span></text:p>
              </text:list-item>
            </text:list>
            <text:list text:style-name="a509">
              <text:list-item>
                <text:p text:style-name="a508" text:class-names="" text:cond-style-name=""><text:span text:style-name="a503" text:class-names="">Strings are surrounded by double<text:s text:c="1"/></text:span><text:span text:style-name="a504" text:class-names="">(“)</text:span><text:span text:style-name="a505" text:class-names=""><text:s text:c="1"/>or single<text:s text:c="1"/></text:span><text:span text:style-name="a506" text:class-names="">(‘)</text:span><text:span text:style-name="a507" text:class-names=""><text:s text:c="1"/>quotes</text:span></text:p>
              </text:list-item>
            </text:list>
            <text:list text:style-name="a514">
              <text:list-item>
                <text:p text:style-name="a513" text:class-names="" text:cond-style-name=""><text:span text:style-name="a510" text:class-names="">Are<text:s text:c="1"/></text:span><text:span text:style-name="a511" text:class-names="">immutable</text:span><text:span text:style-name="a512" text:class-names="">; can be combined (concatenated); sliced</text:span></text:p>
              </text:list-item>
            </text:list>
            <text:list text:style-name="a522">
              <text:list-item>
                <text:p text:style-name="a521" text:class-names="" text:cond-style-name=""><text:span text:style-name="a515" text:class-names="">Methods:<text:s text:c="1"/></text:span><text:span text:style-name="a516" text:class-names="">capitalize, upper, lower, count, find, replace,<text:s text:c="1"/></text:span><text:span text:style-name="a517" text:class-names="">endswith</text:span><text:span text:style-name="a518" text:class-names="">,<text:s text:c="1"/></text:span><text:span text:style-name="a519" text:class-names="">isspace</text:span><text:span text:style-name="a520" text:class-names=""/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Handling long strings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String multiplication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File paths as strings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21" draw:style-name="a536" draw:master-page-name="Master1-Layout2-obj-Title-and-Content" presentation:presentation-page-layout-name="Master1-PPL2" draw:id="Slide-276">
        <draw:frame draw:id="id99" presentation:style-name="a539" draw:name="Title 1" svg:x="0.5in" svg:y="0.58333in" svg:width="9in" svg:height="1.08333in" presentation:class="title" presentation:placeholder="false">
          <draw:text-box>
            <text:p text:style-name="a538" text:class-names="" text:cond-style-name=""><text:span text:style-name="a537" text:class-names="">Using Sequences</text:span></text:p>
          </draw:text-box>
          <svg:title/>
          <svg:desc/>
        </draw:frame>
        <draw:frame draw:id="id100" presentation:style-name="a571" draw:name="Content Placeholder 2" svg:x="0.5in" svg:y="1.75in" svg:width="9in" svg:height="5.33333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Indexed collections of values</text:span></text:p>
              </text:list-item>
            </text:list>
            <text:list text:style-name="a545">
              <text:list-item>
                <text:list text:style-name="a545">
                  <text:list-item>
                    <text:p text:style-name="a544" text:class-names="" text:cond-style-name=""><text:span text:style-name="a543" text:class-names="">strings, lists, tuples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6" text:class-names="">“</text:span><text:span text:style-name="a547" text:class-names="">0</text:span><text:span text:style-name="a548" text:class-names="">”-indexed from left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p text:style-name="a552" text:class-names="" text:cond-style-name=""><text:span text:style-name="a551" text:class-names="">Indices start at “0”</text:span></text:p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p text:style-name="a557" text:class-names="" text:cond-style-name=""><text:span text:style-name="a554" text:class-names="">“</text:span><text:span text:style-name="a555" text:class-names="">–1</text:span><text:span text:style-name="a556" text:class-names="">”-indexed from right</text:span></text:p>
                  </text:list-item>
                </text:list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Common operations:</text:span></text:p>
              </text:list-item>
            </text:list>
            <text:list text:style-name="a565">
              <text:list-item>
                <text:p text:style-name="a564" text:class-names="" text:cond-style-name=""><text:span text:style-name="a562" text:class-names="">Getting an element of a sequence<text:s text:c="1"/></text:span><text:span text:style-name="a563" text:class-names="">[i]</text:span></text:p>
              </text:list-item>
            </text:list>
            <text:list text:style-name="a570">
              <text:list-item>
                <text:p text:style-name="a569" text:class-names="" text:cond-style-name=""><text:span text:style-name="a566" text:class-names="">Getting a range of elements in a sequence<text:s text:c="1"/></text:span><text:span text:style-name="a567" text:class-names="">[i:j]</text:span><text:span text:style-name="a568" text:class-names=""/></text:p>
              </text:list-item>
            </text:list>
          </draw:text-box>
          <svg:title/>
          <svg:desc/>
        </draw:frame>
      </draw:page>
      <draw:page draw:name="Slide33" draw:style-name="a572" draw:master-page-name="Master1-Layout2-obj-Title-and-Content" presentation:presentation-page-layout-name="Master1-PPL2" draw:id="Slide-288">
        <draw:frame draw:id="id101" presentation:style-name="a575" draw:name="Title 1" svg:x="0.5in" svg:y="0.58333in" svg:width="9in" svg:height="1.08333in" presentation:class="title" presentation:placeholder="false">
          <draw:text-box>
            <text:p text:style-name="a574" text:class-names="" text:cond-style-name=""><text:span text:style-name="a573" text:class-names="">Sequence splicing</text:span></text:p>
          </draw:text-box>
          <svg:title/>
          <svg:desc/>
        </draw:frame>
        <draw:frame draw:id="id102" presentation:style-name="a600" draw:name="Content Placeholder 2" svg:x="0.5in" svg:y="1.75in" svg:width="9in" svg:height="5.33333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In all sequences “:” <text:s text:c="1"/>-- means ALL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Python sequences are up to, but not included.<text:s text:c="1"/></text:span></text:p>
              </text:list-item>
            </text:list>
            <text:list text:style-name="a584">
              <text:list-item>
                <text:list text:style-name="a584">
                  <text:list-item>
                    <text:p text:style-name="a583" text:class-names="" text:cond-style-name=""><text:span text:style-name="a582" text:class-names="">“my python class”[0:2]</text:span></text:p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p text:style-name="a586" text:class-names="" text:cond-style-name=""><text:span text:style-name="a585" text:class-names="">“my”</text:span></text:p>
                  </text:list-item>
                </text:list>
              </text:list-item>
            </text:list>
            <text:list text:style-name="a590">
              <text:list-item>
                <text:list text:style-name="a590">
                  <text:list-item>
                    <text:p text:style-name="a589" text:class-names="" text:cond-style-name=""><text:span text:style-name="a588" text:class-names=""/></text:p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p text:style-name="a592" text:class-names="" text:cond-style-name=""><text:span text:style-name="a591" text:class-names=""/></text:p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/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3" draw:style-name="a601" draw:master-page-name="Master1-Layout2-obj-Title-and-Content" presentation:presentation-page-layout-name="Master1-PPL2" draw:id="Slide-278">
        <draw:frame draw:id="id103" presentation:style-name="a604" draw:name="Title 1" svg:x="0.5in" svg:y="0.58333in" svg:width="9in" svg:height="1.08333in" presentation:class="title" presentation:placeholder="false">
          <draw:text-box>
            <text:p text:style-name="a603" text:class-names="" text:cond-style-name=""><text:span text:style-name="a602" text:class-names="">Tuples</text:span></text:p>
          </draw:text-box>
          <svg:title/>
          <svg:desc/>
        </draw:frame>
        <draw:frame draw:id="id104" presentation:style-name="a629" draw:name="Content Placeholder 2" svg:x="0.5in" svg:y="1.75in" svg:width="9in" svg:height="5.33333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Immutable Sequence</text:span></text:p>
              </text:list-item>
            </text:list>
            <text:list text:style-name="a610">
              <text:list-item>
                <text:list text:style-name="a610">
                  <text:list-item>
                    <text:p text:style-name="a609" text:class-names="" text:cond-style-name=""><text:span text:style-name="a608" text:class-names="">No Slicing or Dicing</text:span></text:p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p text:style-name="a612" text:class-names="" text:cond-style-name=""><text:span text:style-name="a611" text:class-names="">Mytuple = (1,6,9,3)</text:span></text:p>
                      </text:list-item>
                    </text:list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p text:style-name="a615" text:class-names="" text:cond-style-name=""><text:span text:style-name="a614" text:class-names="">Mytuple(:3)</text:span></text:p>
                      </text:list-item>
                    </text:list>
                  </text:list-item>
                </text:list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Index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Count</text:span></text:p>
              </text:list-item>
            </text:list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23" text:class-names=""/></text:p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4" draw:style-name="a630" draw:master-page-name="Master1-Layout2-obj-Title-and-Content" presentation:presentation-page-layout-name="Master1-PPL2" draw:id="Slide-279">
        <draw:frame draw:id="id105" presentation:style-name="a633" draw:name="Title 1" svg:x="0.5in" svg:y="0.58333in" svg:width="9in" svg:height="1.08333in" presentation:class="title" presentation:placeholder="false">
          <draw:text-box>
            <text:p text:style-name="a632" text:class-names="" text:cond-style-name=""><text:span text:style-name="a631" text:class-names="">Lists</text:span></text:p>
          </draw:text-box>
          <svg:title/>
          <svg:desc/>
        </draw:frame>
        <draw:frame draw:id="id106" presentation:style-name="a667" draw:name="Content Placeholder 2" svg:x="1.14118in" svg:y="2.54118in" svg:width="7.41176in" svg:height="4.12549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Mutable Sequences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Flexible container objects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Hold any objects; or be empty</text:span></text:p>
              </text:list-item>
            </text:list>
            <text:list text:style-name="a646">
              <text:list-item>
                <text:p text:style-name="a645" text:class-names="" text:cond-style-name=""><text:span text:style-name="a643" text:class-names="">Can be retrieved in parts<text:s text:c="1"/></text:span><text:span text:style-name="a644" text:class-names="">(slicing)</text:span></text:p>
              </text:list-item>
            </text:list>
            <text:list text:style-name="a651">
              <text:list-item>
                <text:p text:style-name="a650" text:class-names="" text:cond-style-name=""><text:span text:style-name="a647" text:class-names="">The<text:s text:c="1"/></text:span><text:span text:style-name="a648" text:class-names="">range(args)</text:span><text:span text:style-name="a649" text:class-names=""><text:s text:c="1"/>function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Can be added, multiplied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Functions</text:span></text:p>
              </text:list-item>
            </text:list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Membership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Append, Extend, Insert, Remove, Reverse, Sort</text:span></text:p>
                  </text:list-item>
                </text:list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22" draw:style-name="a668" draw:master-page-name="Master1-Layout2-obj-Title-and-Content" presentation:presentation-page-layout-name="Master1-PPL2" draw:id="Slide-277">
        <draw:frame draw:id="id107" presentation:style-name="a671" draw:name="Title 1" svg:x="0.5in" svg:y="0.58333in" svg:width="9in" svg:height="1.08333in" presentation:class="title" presentation:placeholder="false">
          <draw:text-box>
            <text:p text:style-name="a670" text:class-names="" text:cond-style-name=""><text:span text:style-name="a669" text:class-names="">Slicing</text:span></text:p>
          </draw:text-box>
          <svg:title/>
          <svg:desc/>
        </draw:frame>
        <draw:frame draw:id="id108" presentation:style-name="a693" draw:name="Content Placeholder 2" svg:x="0.5in" svg:y="1.75in" svg:width="9in" svg:height="5.33333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Start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Stop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Copy everything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Count backwards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Step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Membership <text:s text:c="1"/>(in)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26" draw:style-name="a694" draw:master-page-name="Master1-Layout2-obj-Title-and-Content" presentation:presentation-page-layout-name="Master1-PPL2" draw:id="Slide-281">
        <draw:frame draw:id="id109" presentation:style-name="a697" draw:name="Title 1" svg:x="1.91667in" svg:y="0.83333in" svg:width="7.68235in" svg:height="0.7928in" presentation:class="title" presentation:placeholder="false">
          <draw:text-box>
            <text:p text:style-name="a696" text:class-names="" text:cond-style-name=""><text:span text:style-name="a695" text:class-names="">CODE IT</text:span></text:p>
          </draw:text-box>
          <svg:title/>
          <svg:desc/>
        </draw:frame>
        <draw:frame draw:id="id110" presentation:style-name="a737" draw:name="Content Placeholder 2" svg:x="0.66667in" svg:y="1.75in" svg:width="8.83333in" svg:height="5.08333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Write a program with the following functionality</text:span></text:p>
              </text:list-item>
            </text:list>
            <text:list text:style-name="a703">
              <text:list-item>
                <text:list text:style-name="a703">
                  <text:list-item>
                    <text:p text:style-name="a702" text:class-names="" text:cond-style-name=""><text:span text:style-name="a701" text:class-names="">Print all the elements of list</text:span></text:p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p text:style-name="a705" text:class-names="" text:cond-style-name=""><text:span text:style-name="a704" text:class-names="">Print the elements of the list in reverse order<text:s text:c="1"/></text:span></text:p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Print only element number 4</text:span></text:p>
                  </text:list-item>
                </text:list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Write a program with the following functionality:</text:span></text:p>
              </text:list-item>
            </text:list>
            <text:list text:style-name="a715">
              <text:list-item>
                <text:list text:style-name="a715">
                  <text:list-item>
                    <text:p text:style-name="a714" text:class-names="" text:cond-style-name=""><text:span text:style-name="a713" text:class-names="">Create a list with multiple types assigned to different elements</text:span></text:p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p text:style-name="a717" text:class-names="" text:cond-style-name=""><text:span text:style-name="a716" text:class-names="">Testlist = [‘sometext’, 5 , ‘morewords’ ,3, 8 ,1,2]</text:span></text:p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p text:style-name="a720" text:class-names="" text:cond-style-name=""><text:span text:style-name="a719" text:class-names="">Cycle through the elements in the list if type is string, print the number of letters.</text:span></text:p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If the type is integer, see if it is even.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If it is float, multiply is by<text:s text:c="1"/></text:span></text:p>
                  </text:list-item>
                </text:list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Write a program that prompt the user to enter text. Then print the sentence framed in a box.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27" draw:style-name="a738" draw:master-page-name="Master1-Layout2-obj-Title-and-Content" presentation:presentation-page-layout-name="Master1-PPL2" draw:id="Slide-282">
        <draw:frame draw:id="id111" presentation:style-name="a742" draw:name="Rectangle 2" svg:x="0.5in" svg:y="0.58333in" svg:width="9in" svg:height="1.08333in" presentation:class="title" presentation:placeholder="false">
          <draw:text-box>
            <text:p text:style-name="a741" text:class-names="" text:cond-style-name=""><text:span text:style-name="a739" text:class-names="">Dictionaries: <text:s text:c="1"/></text:span><text:span text:style-name="a740" text:class-names="">{key : value}</text:span></text:p>
          </draw:text-box>
          <svg:title/>
          <svg:desc/>
        </draw:frame>
        <draw:frame draw:id="id112" presentation:style-name="a774" draw:name="Rectangle 3" svg:x="0.5in" svg:y="1.75in" svg:width="9in" svg:height="5.33333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Hash (mapping) tables</text:span></text:p>
              </text:list-item>
            </text:list>
            <text:list text:style-name="a752">
              <text:list-item>
                <text:p text:style-name="a751" text:class-names="" text:cond-style-name=""><text:span text:style-name="a746" text:class-names="">Consist of<text:s text:c="1"/></text:span><text:span text:style-name="a747" text:class-names="">items</text:span><text:span text:style-name="a748" text:class-names=""><text:s text:c="1"/>pairs of<text:s text:c="1"/></text:span><text:span text:style-name="a749" text:class-names="">key : value</text:span><text:span text:style-name="a750" text:class-names=""/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Accommodates heterogeneous content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Key are immutable and unique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Values are mutable</text:span></text:p>
              </text:list-item>
            </text:list>
            <text:list text:style-name="a765">
              <text:list-item>
                <text:p text:style-name="a764" text:class-names="" text:cond-style-name=""><text:span text:style-name="a762" text:class-names="">Helpful mini-databases</text:span><text:span text:style-name="a763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Key assignment</text:span></text:p>
              </text:list-item>
            </text:list>
            <text:list text:style-name="a773">
              <text:list-item>
                <text:p text:style-name="a772" text:class-names="" text:cond-style-name=""><text:span text:style-name="a769" text:class-names="">Functions:<text:s text:c="1"/></text:span><text:span text:style-name="a770" text:class-names="">has_key, keys, values, items, get, fromkeys, deepcopy (from copy module), pop</text:span><text:span text:style-name="a771" text:class-names=""><text:s text:c="1"/></text:span></text:p>
              </text:list-item>
            </text:list>
          </draw:text-box>
          <svg:title/>
          <svg:desc/>
        </draw:frame>
      </draw:page>
      <draw:page draw:name="Slide28" draw:style-name="a775" draw:master-page-name="Master1-Layout2-obj-Title-and-Content" presentation:presentation-page-layout-name="Master1-PPL2" draw:id="Slide-283">
        <draw:frame draw:id="id113" presentation:style-name="a778" draw:name="Title 1" svg:x="2.1273in" svg:y="0.91667in" svg:width="7.20604in" svg:height="0.91667in" presentation:class="title" presentation:placeholder="false">
          <draw:text-box>
            <text:p text:style-name="a777" text:class-names="" text:cond-style-name=""><text:span text:style-name="a776" text:class-names="">Dictionary key</text:span></text:p>
          </draw:text-box>
          <svg:title/>
          <svg:desc/>
        </draw:frame>
        <draw:frame draw:id="id114" presentation:style-name="a791" draw:name="Content Placeholder 2" svg:x="0.5in" svg:y="1.75in" svg:width="9in" svg:height="5.33333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Each key is separated from its value by a colon (:), the items are separated by commas, and the whole thing is enclosed in curly braces. An empty dictionary without any items is written with just two curly braces, like this: {}.</text:span></text:p>
              </text:list-item>
            </text:list>
            <text:list text:style-name="a787">
              <text:list-item>
                <text:p text:style-name="a786" text:class-names="" text:cond-style-name=""><text:span text:style-name="a782" text:class-names="">Keys are<text:s text:c="1"/></text:span><text:span text:style-name="a783" text:class-names="">unique</text:span><text:span text:style-name="a784" text:class-names=""><text:s text:c="1"/>within a dictionary while values may not be. The values of a dictionary can be of any type, but the<text:s text:c="1"/></text:span><text:span text:style-name="a785" text:class-names="">keys must be of an immutable data type such as strings, numbers, or tuples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29" draw:style-name="a792" draw:master-page-name="Master1-Layout2-obj-Title-and-Content" presentation:presentation-page-layout-name="Master1-PPL2" draw:id="Slide-284">
        <draw:frame draw:id="id115" presentation:style-name="a795" draw:name="Title 1" svg:x="0.5in" svg:y="0.91667in" svg:width="8.45604in" svg:height="0.98413in" presentation:class="title" presentation:placeholder="false">
          <draw:text-box>
            <text:p text:style-name="a794" text:class-names="" text:cond-style-name=""><text:span text:style-name="a793" text:class-names="">CODE IT</text:span></text:p>
          </draw:text-box>
          <svg:title/>
          <svg:desc/>
        </draw:frame>
        <draw:frame draw:id="id116" presentation:style-name="a829" draw:name="Content Placeholder 2" svg:x="0.75in" svg:y="1.9008in" svg:width="9in" svg:height="5.19965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Make a dictionary<text:s text:c="1"/></text:span></text:p>
              </text:list-item>
            </text:list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>HaynesKidsAge ={‘David’: 3, ‘Olivia’: 1}</text:span></text:p>
                  </text:list-item>
                </text:list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Use key to retrieve value, How old is Olivia?</text:span></text:p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5" text:class-names="">HaynesKidsAge.has_key(‘aname’)</text:span></text:p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p text:style-name="a809" text:class-names="" text:cond-style-name=""><text:span text:style-name="a808" text:class-names="">HaynesKidsAge[‘Olivia’]</text:span></text:p>
                  </text:list-item>
                </text:list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Add new entry to dictionary, <text:s text:c="1"/>New child Tim</text:span></text:p>
              </text:list-item>
            </text:list>
            <text:list text:style-name="a816">
              <text:list-item>
                <text:list text:style-name="a816">
                  <text:list-item>
                    <text:p text:style-name="a815" text:class-names="" text:cond-style-name=""><text:span text:style-name="a814" text:class-names="">HaynesKidsAge[‘key’] = value</text:span></text:p>
                  </text:list-item>
                </text:list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David had a birthday how old update your dictionary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What is the range of ages of the kids?</text:span></text:p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Retrieve all values from dictionary</text:span></text:p>
                  </text:list-item>
                </text:list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</draw:page>
      <draw:page draw:name="Slide30" draw:style-name="a830" draw:master-page-name="Master1-Layout2-obj-Title-and-Content" presentation:presentation-page-layout-name="Master1-PPL2" draw:id="Slide-285">
        <draw:frame draw:id="id117" presentation:style-name="a833" draw:name="Title 1" svg:x="0.5in" svg:y="0.58333in" svg:width="9in" svg:height="1.08333in" presentation:class="title" presentation:placeholder="false">
          <draw:text-box>
            <text:p text:style-name="a832" text:class-names="" text:cond-style-name=""><text:span text:style-name="a831" text:class-names="">CODE IT</text:span></text:p>
          </draw:text-box>
          <svg:title/>
          <svg:desc/>
        </draw:frame>
        <draw:frame draw:id="id118" presentation:style-name="a846" draw:name="Content Placeholder 2" svg:x="0.5in" svg:y="1.75in" svg:width="9in" svg:height="5.33333in" presentation:class="outline" presentation:placeholder="false">
          <draw:text-box>
            <text:list text:style-name="a836">
              <text:list-item>
                <text:p text:style-name="a835" text:class-names="" text:cond-style-name=""><text:span text:style-name="a834" text:class-names="">Dictionary.get</text:span></text:p>
              </text:list-item>
            </text:list>
            <text:list text:style-name="a839">
              <text:list-item>
                <text:list text:style-name="a839">
                  <text:list-item>
                    <text:p text:style-name="a838" text:class-names="" text:cond-style-name=""><text:span text:style-name="a837" text:class-names="">People.get(‘Sam’, ‘Sam is not your child’)</text:span></text:p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p text:style-name="a841" text:class-names="" text:cond-style-name=""><text:span text:style-name="a840" text:class-names="">Returns textual statement</text:span></text:p>
                  </text:list-item>
                </text:list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</draw:text-box>
          <svg:title/>
          <svg:desc/>
        </draw:frame>
      </draw:page>
      <draw:page draw:name="Slide31" draw:style-name="a847" draw:master-page-name="Master1-Layout2-obj-Title-and-Content" presentation:presentation-page-layout-name="Master1-PPL2" draw:id="Slide-286">
        <draw:frame draw:id="id119" presentation:style-name="a850" draw:name="Title 1" svg:x="0.5in" svg:y="0.58333in" svg:width="9in" svg:height="1.08333in" presentation:class="title" presentation:placeholder="false">
          <draw:text-box>
            <text:p text:style-name="a849" text:class-names="" text:cond-style-name=""><text:span text:style-name="a848" text:class-names="">Dictionary String formatting</text:span></text:p>
          </draw:text-box>
          <svg:title/>
          <svg:desc/>
        </draw:frame>
        <draw:frame draw:id="id120" presentation:style-name="a863" draw:name="Content Placeholder 2" svg:x="0.5in" svg:y="1.75in" svg:width="9.16346in" svg:height="5.33333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1" text:class-names="">myDict</text:span><text:span text:style-name="a852" text:class-names=""><text:s text:c="1"/></text:span><text:span text:style-name="a853" text:class-names="">= {“test</text:span><text:span text:style-name="a854" text:class-names="">”:<text:s text:c="1"/></text:span><text:span text:style-name="a855" text:class-names="">“David”}</text:span></text:p>
              </text:list-item>
            </text:list>
            <text:list text:style-name="a862">
              <text:list-item>
                <text:p text:style-name="a861" text:class-names="" text:cond-style-name=""><text:span text:style-name="a858" text:class-names="">print("Something goes here {test} ".format(**</text:span><text:span text:style-name="a859" text:class-names="">myDict</text:span><text:span text:style-name="a860" text:class-names="">))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1.5in" svg:width="8.58333in" svg:height="2.10764in"/>
      <presentation:placeholder presentation:object="subtitle" svg:x="0.75in" svg:y="3.83333in" svg:width="7in" svg:height="1.9166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2" style:display-name="Title and Content">
      <presentation:placeholder presentation:object="title" svg:x="0.5in" svg:y="0.58333in" svg:width="9in" svg:height="1.08333in"/>
      <presentation:placeholder presentation:object="object" svg:x="0.5in" svg:y="1.75in" svg:width="9in" svg:height="5.33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3" style:display-name="Section Header">
      <presentation:placeholder presentation:object="title" svg:x="0.78993in" svg:y="2.58333in" svg:width="8.5in" svg:height="2.40625in"/>
      <presentation:placeholder presentation:object="outline" svg:x="0.78993in" svg:y="5.06in" svg:width="8.5in" svg:height="1.64062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4" style:display-name="Two Content">
      <presentation:placeholder presentation:object="title" svg:x="0.5in" svg:y="0.58333in" svg:width="9in" svg:height="1.08333in"/>
      <presentation:placeholder presentation:object="object" svg:x="0.5in" svg:y="1.83in" svg:width="4.41667in" svg:height="5.16in"/>
      <presentation:placeholder presentation:object="object" svg:x="5.08333in" svg:y="1.83in" svg:width="4.41667in" svg:height="5.16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5" style:display-name="Comparison">
      <presentation:placeholder presentation:object="title" svg:x="0.5in" svg:y="0.58333in" svg:width="9in" svg:height="1.08333in"/>
      <presentation:placeholder presentation:object="outline" svg:x="0.5in" svg:y="1.83333in" svg:width="4.3in" svg:height="0.69965in"/>
      <presentation:placeholder presentation:object="object" svg:x="0.5in" svg:y="2.66667in" svg:width="4.3in" svg:height="4.32118in"/>
      <presentation:placeholder presentation:object="outline" svg:x="5.2in" svg:y="1.83333in" svg:width="4.3in" svg:height="0.69965in"/>
      <presentation:placeholder presentation:object="object" svg:x="5.2in" svg:y="2.66667in" svg:width="4.3in" svg:height="4.32118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6" style:display-name="Title Only">
      <presentation:placeholder presentation:object="title" svg:x="0.5in" svg:y="0.58333in" svg:width="9in" svg:height="1.08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7" style:display-name="Blank"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8" style:display-name="Content with Caption">
      <presentation:placeholder presentation:object="title" svg:x="0.5in" svg:y="0.86623in" svg:width="2.34in" svg:height="1.38in"/>
      <presentation:placeholder presentation:object="object" svg:x="3.25in" svg:y="0.86623in" svg:width="6.25in" svg:height="6.1in"/>
      <presentation:placeholder presentation:object="outline" svg:x="0.5in" svg:y="2.33in" svg:width="2.34in" svg:height="4.6408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9" style:display-name="Picture with Caption">
      <presentation:placeholder presentation:object="title" svg:x="0.5in" svg:y="0.86667in" svg:width="2.34326in" svg:height="1.38333in"/>
      <presentation:placeholder presentation:object="graphic" svg:x="3.12621in" svg:y="0.91667in" svg:width="6.45712in" svg:height="6.01537in"/>
      <presentation:placeholder presentation:object="outline" svg:x="0.5in" svg:y="2.33333in" svg:width="2.34in" svg:height="4.64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10" style:display-name="Title and Vertical Text">
      <presentation:placeholder presentation:object="title" svg:x="0.5in" svg:y="0.58333in" svg:width="9in" svg:height="1.08333in"/>
      <presentation:placeholder presentation:object="outline" svg:x="0.5in" svg:y="1.75in" svg:width="9in" svg:height="5.33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11" style:display-name="Vertical Title and Text">
      <presentation:placeholder presentation:object="title" svg:x="7.25in" svg:y="0.66667in" svg:width="2.25in" svg:height="6.41667in"/>
      <presentation:placeholder presentation:object="outline" svg:x="0.5in" svg:y="0.66667in" svg:width="6.58333in" svg:height="6.4166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style style:family="table-cell" style:name="a412">
      <style:table-cell-properties/>
    </style:style>
    <style:style style:family="table-cell" style:name="a419">
      <style:table-cell-properties fo:background-color="#93a2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13">
      <style:table-cell-properties fo:background-color="#dce0de"/>
    </style:style>
    <style:style style:family="table-cell" style:name="a414">
      <style:table-cell-properties/>
    </style:style>
    <style:style style:family="table-cell" style:name="a415">
      <style:table-cell-properties fo:background-color="#dce0de"/>
    </style:style>
    <style:style style:family="table-cell" style:name="a416">
      <style:table-cell-properties fo:background-color="#93a299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17">
      <style:table-cell-properties fo:background-color="#93a299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11">
      <style:table-cell-properties fo:background-color="#eef0ef" fo:border-top="0.01389in solid #ffffff" fo:border-bottom="0.01389in solid #ffffff" fo:border-left="0.01389in solid #ffffff" fo:border-right="0.01389in solid #ffffff"/>
      <style:text-properties fo:color="#292934" fo:font-family="+mn-lt" style:font-family-asian="+mn-ea" style:font-family-complex="+mn-cs"/>
    </style:style>
    <style:style style:family="table-cell" style:name="a418">
      <style:table-cell-properties fo:background-color="#93a299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416" table:paragraph-style-name=""/>
      <table:last-row table:style-name="a417" table:paragraph-style-name=""/>
      <table:first-column table:style-name="a418" table:paragraph-style-name=""/>
      <table:last-column table:style-name="a419" table:paragraph-style-name=""/>
      <table:body table:style-name="a411" table:paragraph-style-name=""/>
      <table:even-rows table:style-name="a414" table:paragraph-style-name=""/>
      <table:odd-rows table:style-name="a415" table:paragraph-style-name=""/>
      <table:even-columns table:style-name="a412" table:paragraph-style-name=""/>
      <table:odd-columns table:style-name="a413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96">
      <style:drawing-page-properties draw:fill="solid" draw:fill-color="#d2533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5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3">
      <style:graphic-properties draw:fill="none" draw:stroke="solid" svg:stroke-width="0.02083in" svg:stroke-color="#d2533c" svg:stroke-opacity="100%" svg:stroke-linecap="butt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f3f2d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60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draw:fill="none" draw:stroke="solid" svg:stroke-width="0.02083in" svg:stroke-color="#f3f2dc" svg:stroke-opacity="100%" svg:stroke-linecap="butt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7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7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">
      <style:graphic-properties draw:fill="none" draw:stroke="solid" svg:stroke-width="0.02083in" svg:stroke-color="#d2533c" svg:stroke-opacity="100%" svg:stroke-linecap="butt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2in" fo:margin-right="0in" fo:text-indent="-0.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.5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.8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.3in" fo:margin-right="0in" fo:text-indent="-0.1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">
      <style:graphic-properties draw:fill="none" draw:stroke="solid" svg:stroke-width="0.02083in" svg:stroke-color="#d2533c" svg:stroke-opacity="100%" svg:stroke-linecap="butt"/>
    </style:style>
    <style:style style:family="text" style:name="a1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solid" draw:fill-color="#f3f2dc" draw:opacity="100%" draw:stroke="solid" svg:stroke-width="0.08333in" svg:stroke-color="#ffffff" svg:stroke-opacity="100%" draw:stroke-linejoin="miter" draw:shadow="visible" draw:shadow-offset-x="0in" draw:shadow-offset-y="0.01389in" draw:shadow-color="#000000" draw:shadow-opacity="59%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5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9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01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84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38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63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28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28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1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8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21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3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1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9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1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39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99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61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5578" style:page-layout-name="pageLayout1" draw:style-name="a0">
      <draw:custom-shape svg:x="0in" svg:y="0.24145in" svg:width="10in" svg:height="0.25in" draw:id="id0" draw:style-name="a3" draw:name="Rectangle 9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0.5in" svg:y="0.58333in" svg:width="9in" svg:height="1.08333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0.5in" svg:y="1.75in" svg:width="9in" svg:height="5.33333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in" svg:y="0in" svg:width="10in" svg:height="0.4in" draw:id="id3" draw:style-name="a25" draw:name="Rectangle 6">
        <svg:title/>
        <svg:desc/>
        <text:p text:style-name="a24" text:class-names="" text:cond-style-name=""><text:span text:style-name="a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29" draw:name="Date Placeholder 3" svg:x="0.5in" svg:y="0.02in" svg:width="3.16667in" svg:height="0.36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9/19/2019</text:date></text:span></text:p>
        </draw:text-box>
        <svg:title/>
        <svg:desc/>
      </draw:frame>
      <draw:frame draw:id="id5" presentation:style-name="a32" draw:name="Footer Placeholder 4" svg:x="3.75in" svg:y="0.02in" svg:width="4.5in" svg:height="0.36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Slide Number Placeholder 5" svg:x="8.33333in" svg:y="0.02in" svg:width="1.16667in" svg:height="0.36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6">
      <draw:custom-shape svg:x="0in" svg:y="0.24145in" svg:width="10in" svg:height="0.25in" draw:id="id7" draw:layer="Master1-bg" draw:style-name="a39" draw:name="Rectangle 9">
        <svg:title/>
        <svg:desc/>
        <text:p text:style-name="a38" text:class-names="" text:cond-style-name=""><text:span text:style-name="a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8" draw:layer="Master1-bg" draw:style-name="a42" draw:name="Rectangle 6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45" draw:name="Title 1" svg:x="0.75in" svg:y="1.5in" svg:width="8.58333in" svg:height="2.10764in" presentation:class="title" presentation:placeholder="false">
        <draw:text-box>
          <text:p text:style-name="a44" text:class-names="" text:cond-style-name=""><text:span text:style-name="a43" text:class-names="">Click to edit Master title style</text:span></text:p>
        </draw:text-box>
        <svg:title/>
        <svg:desc/>
      </draw:frame>
      <draw:frame draw:id="id10" presentation:style-name="a48" draw:name="Subtitle 2" svg:x="0.75in" svg:y="3.83333in" svg:width="7in" svg:height="1.91667in" presentation:class="subtitle" presentation:placeholder="false">
        <draw:text-box>
          <text:p text:style-name="a47" text:class-names="" text:cond-style-name=""><text:span text:style-name="a46" text:class-names="">Click to edit Master subtitle style</text:span></text:p>
        </draw:text-box>
        <svg:title/>
        <svg:desc/>
      </draw:frame>
      <draw:frame draw:id="id11" presentation:style-name="a52" draw:name="Date Placeholder 3" svg:x="0.5in" svg:y="0.02in" svg:width="3.16667in" svg:height="0.36in" presentation:class="date-time" presentation:placeholder="false">
        <draw:text-box>
          <text:p text:style-name="a51" text:class-names="" text:cond-style-name=""><text:span text:style-name="a49" text:class-names=""><text:date text:fixed="false" style:data-style-name="a50">9/19/2019</text:date></text:span></text:p>
        </draw:text-box>
        <svg:title/>
        <svg:desc/>
      </draw:frame>
      <draw:frame draw:id="id12" presentation:style-name="a55" draw:name="Footer Placeholder 4" svg:x="3.75in" svg:y="0.02in" svg:width="4.5in" svg:height="0.36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3" presentation:style-name="a58" draw:name="Slide Number Placeholder 5" svg:x="8.33333in" svg:y="0.02in" svg:width="1.16667in" svg:height="0.36in" presentation:class="page-number" presentation:placeholder="false">
        <draw:text-box>
          <text:p text:style-name="a57" text:class-names="" text:cond-style-name=""><text:span text:style-name="a56" text:class-names=""><text:page-number style:num-format="1" text:fixed="false"/></text:span></text:p>
        </draw:text-box>
        <svg:title/>
        <svg:desc/>
      </draw:frame>
      <draw:connector draw:type="line" svg:x1="0.75in" svg:y1="3.71667in" svg:x2="9.33333in" svg:y2="3.7184in" draw:id="id14" draw:style-name="a59" draw:name="Straight Connector 7">
        <svg:title/>
        <svg:desc/>
      </draw:connector>
    </style:master-page>
    <style:master-page style:name="Master1-Layout2-obj-Title-and-Content" style:page-layout-name="pageLayout1" draw:style-name="a60">
      <draw:custom-shape svg:x="0in" svg:y="0.24145in" svg:width="10in" svg:height="0.25in" draw:id="id15" draw:layer="Master1-bg" draw:style-name="a63" draw:name="Rectangle 9">
        <svg:title/>
        <svg:desc/>
        <text:p text:style-name="a62" text:class-names="" text:cond-style-name=""><text:span text:style-name="a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16" draw:layer="Master1-bg" draw:style-name="a66" draw:name="Rectangle 6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69" draw:name="Title 1" svg:x="0.5in" svg:y="0.58333in" svg:width="9in" svg:height="1.08333in" presentation:class="title" presentation:placeholder="false">
        <draw:text-box>
          <text:p text:style-name="a68" text:class-names="" text:cond-style-name=""><text:span text:style-name="a67" text:class-names="">Click to edit Master title style</text:span></text:p>
        </draw:text-box>
        <svg:title/>
        <svg:desc/>
      </draw:frame>
      <draw:frame draw:id="id18" presentation:style-name="a85" draw:name="Content Placeholder 2" svg:x="0.5in" svg:y="1.75in" svg:width="9in" svg:height="5.33333in" presentation:class="object" presentation:placeholder="false">
        <draw:text-box>
          <text:list text:style-name="a72">
            <text:list-item>
              <text:p text:style-name="a71" text:class-names="" text:cond-style-name=""><text:span text:style-name="a70" text:class-names="">Edit Master text styles</text:span></text:p>
            </text:list-item>
          </text:list>
          <text:list text:style-name="a75">
            <text:list-item>
              <text:list text:style-name="a75">
                <text:list-item>
                  <text:p text:style-name="a74" text:class-names="" text:cond-style-name=""><text:span text:style-name="a73" text:class-names="">Second level</text:span></text:p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p text:style-name="a77" text:class-names="" text:cond-style-name=""><text:span text:style-name="a76" text:class-names="">Third level</text:span></text:p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p text:style-name="a80" text:class-names="" text:cond-style-name=""><text:span text:style-name="a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89" draw:name="Date Placeholder 3" svg:x="0.5in" svg:y="0.02in" svg:width="3.16667in" svg:height="0.36in" presentation:class="date-time" presentation:placeholder="false">
        <draw:text-box>
          <text:p text:style-name="a88" text:class-names="" text:cond-style-name=""><text:span text:style-name="a86" text:class-names=""><text:date text:fixed="false" style:data-style-name="a87">9/19/2019</text:date></text:span></text:p>
        </draw:text-box>
        <svg:title/>
        <svg:desc/>
      </draw:frame>
      <draw:frame draw:id="id20" presentation:style-name="a92" draw:name="Footer Placeholder 4" svg:x="3.75in" svg:y="0.02in" svg:width="4.5in" svg:height="0.36in" presentation:class="footer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21" presentation:style-name="a95" draw:name="Slide Number Placeholder 5" svg:x="8.33333in" svg:y="0.02in" svg:width="1.16667in" svg:height="0.36in" presentation:class="page-number" presentation:placeholder="false">
        <draw:text-box>
          <text:p text:style-name="a94" text:class-names="" text:cond-style-name=""><text:span text:style-name="a93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96">
      <draw:custom-shape svg:x="0in" svg:y="0.24145in" svg:width="10in" svg:height="0.25in" draw:id="id22" draw:layer="Master1-bg" draw:style-name="a99" draw:name="Rectangle 9">
        <svg:title/>
        <svg:desc/>
        <text:p text:style-name="a98" text:class-names="" text:cond-style-name=""><text:span text:style-name="a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23" draw:layer="Master1-bg" draw:style-name="a102" draw:name="Rectangle 6">
        <svg:title/>
        <svg:desc/>
        <text:p text:style-name="a101" text:class-names="" text:cond-style-name=""><text:span text:style-name="a1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presentation:style-name="a105" draw:name="Title 1" svg:x="0.78993in" svg:y="2.58333in" svg:width="8.5in" svg:height="2.40625in" presentation:class="title" presentation:placeholder="false">
        <draw:text-box>
          <text:p text:style-name="a104" text:class-names="" text:cond-style-name=""><text:span text:style-name="a103" text:class-names="">Click to edit Master title style</text:span></text:p>
        </draw:text-box>
        <svg:title/>
        <svg:desc/>
      </draw:frame>
      <draw:frame draw:id="id25" presentation:style-name="a109" draw:name="Text Placeholder 2" svg:x="0.78993in" svg:y="5.06in" svg:width="8.5in" svg:height="1.64062in" presentation:class="outline" presentation:placeholder="false">
        <draw:text-box>
          <text:list text:style-name="a108">
            <text:list-item>
              <text:p text:style-name="a107" text:class-names="" text:cond-style-name=""><text:span text:style-name="a106" text:class-names="">Edit Master text styles</text:span></text:p>
            </text:list-item>
          </text:list>
        </draw:text-box>
        <svg:title/>
        <svg:desc/>
      </draw:frame>
      <draw:frame draw:id="id26" presentation:style-name="a113" draw:name="Date Placeholder 3" svg:x="0.5in" svg:y="0.02in" svg:width="3.16667in" svg:height="0.36in" presentation:class="date-time" presentation:placeholder="false">
        <draw:text-box>
          <text:p text:style-name="a112" text:class-names="" text:cond-style-name=""><text:span text:style-name="a110" text:class-names=""><text:date text:fixed="false" style:data-style-name="a111">9/19/2019</text:date></text:span></text:p>
        </draw:text-box>
        <svg:title/>
        <svg:desc/>
      </draw:frame>
      <draw:frame draw:id="id27" presentation:style-name="a116" draw:name="Footer Placeholder 4" svg:x="3.75in" svg:y="0.02in" svg:width="4.5in" svg:height="0.36in" presentation:class="footer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28" presentation:style-name="a119" draw:name="Slide Number Placeholder 5" svg:x="8.33333in" svg:y="0.02in" svg:width="1.16667in" svg:height="0.36in" presentation:class="page-number" presentation:placeholder="false">
        <draw:text-box>
          <text:p text:style-name="a118" text:class-names="" text:cond-style-name=""><text:span text:style-name="a117" text:class-names=""><text:page-number style:num-format="1" text:fixed="false"/></text:span></text:p>
        </draw:text-box>
        <svg:title/>
        <svg:desc/>
      </draw:frame>
      <draw:connector draw:type="line" svg:x1="0.8in" svg:y1="5.03in" svg:x2="9.38333in" svg:y2="5.03174in" draw:id="id29" draw:style-name="a120" draw:name="Straight Connector 6">
        <svg:title/>
        <svg:desc/>
      </draw:connector>
    </style:master-page>
    <style:master-page style:name="Master1-Layout4-twoObj-Two-Content" style:page-layout-name="pageLayout1" draw:style-name="a121">
      <draw:custom-shape svg:x="0in" svg:y="0.24145in" svg:width="10in" svg:height="0.25in" draw:id="id30" draw:layer="Master1-bg" draw:style-name="a124" draw:name="Rectangle 9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31" draw:layer="Master1-bg" draw:style-name="a127" draw:name="Rectangle 6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130" draw:name="Title 1" svg:x="0.5in" svg:y="0.58333in" svg:width="9in" svg:height="1.08333in" presentation:class="title" presentation:placeholder="false">
        <draw:text-box>
          <text:p text:style-name="a129" text:class-names="" text:cond-style-name=""><text:span text:style-name="a128" text:class-names="">Click to edit Master title style</text:span></text:p>
        </draw:text-box>
        <svg:title/>
        <svg:desc/>
      </draw:frame>
      <draw:frame draw:id="id33" presentation:style-name="a146" draw:name="Content Placeholder 2" svg:x="0.5in" svg:y="1.83in" svg:width="4.41667in" svg:height="5.16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>Edit Master text styles</text:span></text:p>
            </text:list-item>
          </text:list>
          <text:list text:style-name="a136">
            <text:list-item>
              <text:list text:style-name="a136">
                <text:list-item>
                  <text:p text:style-name="a135" text:class-names="" text:cond-style-name=""><text:span text:style-name="a134" text:class-names="">Second level</text:span></text:p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p text:style-name="a138" text:class-names="" text:cond-style-name=""><text:span text:style-name="a137" text:class-names="">Third level</text:span></text:p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p text:style-name="a141" text:class-names="" text:cond-style-name=""><text:span text:style-name="a1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62" draw:name="Content Placeholder 3" svg:x="5.08333in" svg:y="1.83in" svg:width="4.41667in" svg:height="5.16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Edit Master text styles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cond level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list text:style-name="a161">
                            <text:list-item>
                              <text:p text:style-name="a160" text:class-names="" text:cond-style-name=""><text:span text:style-name="a1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66" draw:name="Date Placeholder 4" svg:x="0.5in" svg:y="0.02in" svg:width="3.16667in" svg:height="0.36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9/19/2019</text:date></text:span></text:p>
        </draw:text-box>
        <svg:title/>
        <svg:desc/>
      </draw:frame>
      <draw:frame draw:id="id36" presentation:style-name="a169" draw:name="Footer Placeholder 5" svg:x="3.75in" svg:y="0.02in" svg:width="4.5in" svg:height="0.36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37" presentation:style-name="a172" draw:name="Slide Number Placeholder 6" svg:x="8.33333in" svg:y="0.02in" svg:width="1.16667in" svg:height="0.36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73">
      <draw:custom-shape svg:x="0in" svg:y="0.24145in" svg:width="10in" svg:height="0.25in" draw:id="id38" draw:layer="Master1-bg" draw:style-name="a176" draw:name="Rectangle 9">
        <svg:title/>
        <svg:desc/>
        <text:p text:style-name="a175" text:class-names="" text:cond-style-name=""><text:span text:style-name="a1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39" draw:layer="Master1-bg" draw:style-name="a179" draw:name="Rectangle 6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182" draw:name="Title 1" svg:x="0.5in" svg:y="0.58333in" svg:width="9in" svg:height="1.08333in" presentation:class="title" presentation:placeholder="false">
        <draw:text-box>
          <text:p text:style-name="a181" text:class-names="" text:cond-style-name=""><text:span text:style-name="a180" text:class-names="">Click to edit Master title style</text:span></text:p>
        </draw:text-box>
        <svg:title/>
        <svg:desc/>
      </draw:frame>
      <draw:frame draw:id="id41" presentation:style-name="a186" draw:name="Text Placeholder 2" svg:x="0.5in" svg:y="1.83333in" svg:width="4.3in" svg:height="0.69965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Edit Master text styles</text:span></text:p>
            </text:list-item>
          </text:list>
        </draw:text-box>
        <svg:title/>
        <svg:desc/>
      </draw:frame>
      <draw:frame draw:id="id42" presentation:style-name="a202" draw:name="Content Placeholder 3" svg:x="0.5in" svg:y="2.66667in" svg:width="4.3in" svg:height="4.32118in" presentation:class="object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list text:style-name="a201">
                            <text:list-item>
                              <text:p text:style-name="a200" text:class-names="" text:cond-style-name=""><text:span text:style-name="a1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06" draw:name="Text Placeholder 4" svg:x="5.2in" svg:y="1.83333in" svg:width="4.3in" svg:height="0.69965in" presentation:class="outline" presentation:placeholder="false">
        <draw:text-box>
          <text:list text:style-name="a205">
            <text:list-item>
              <text:p text:style-name="a204" text:class-names="" text:cond-style-name=""><text:span text:style-name="a203" text:class-names="">Edit Master text styles</text:span></text:p>
            </text:list-item>
          </text:list>
        </draw:text-box>
        <svg:title/>
        <svg:desc/>
      </draw:frame>
      <draw:frame draw:id="id44" presentation:style-name="a222" draw:name="Content Placeholder 5" svg:x="5.2in" svg:y="2.66667in" svg:width="4.3in" svg:height="4.32118in" presentation:class="object" presentation:placeholder="false">
        <draw:text-box>
          <text:list text:style-name="a209">
            <text:list-item>
              <text:p text:style-name="a208" text:class-names="" text:cond-style-name=""><text:span text:style-name="a207" text:class-names="">Edit Master text styles</text:span></text:p>
            </text:list-item>
          </text:list>
          <text:list text:style-name="a212">
            <text:list-item>
              <text:list text:style-name="a212">
                <text:list-item>
                  <text:p text:style-name="a211" text:class-names="" text:cond-style-name=""><text:span text:style-name="a210" text:class-names="">Second level</text:span></text:p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p text:style-name="a214" text:class-names="" text:cond-style-name=""><text:span text:style-name="a213" text:class-names="">Third level</text:span></text:p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p text:style-name="a217" text:class-names="" text:cond-style-name=""><text:span text:style-name="a2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26" draw:name="Date Placeholder 6" svg:x="0.5in" svg:y="0.02in" svg:width="3.16667in" svg:height="0.36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9/19/2019</text:date></text:span></text:p>
        </draw:text-box>
        <svg:title/>
        <svg:desc/>
      </draw:frame>
      <draw:frame draw:id="id46" presentation:style-name="a229" draw:name="Footer Placeholder 7" svg:x="3.75in" svg:y="0.02in" svg:width="4.5in" svg:height="0.36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7" presentation:style-name="a232" draw:name="Slide Number Placeholder 8" svg:x="8.33333in" svg:y="0.02in" svg:width="1.16667in" svg:height="0.36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/></text:span></text:p>
        </draw:text-box>
        <svg:title/>
        <svg:desc/>
      </draw:frame>
      <draw:connector draw:type="line" svg:x1="2.42543in" svg:y1="4.42457in" svg:x2="7.57543in" svg:y2="4.42543in" draw:id="id48" draw:style-name="a233" draw:transform="translate(-5.00043in -4.425in) rotate(-1.5708) translate(5.00043in 4.425in)" draw:name="Straight Connector 10">
        <svg:title/>
        <svg:desc/>
      </draw:connector>
    </style:master-page>
    <style:master-page style:name="Master1-Layout6-titleOnly-Title-Only" style:page-layout-name="pageLayout1" draw:style-name="a234">
      <draw:custom-shape svg:x="0in" svg:y="0.24145in" svg:width="10in" svg:height="0.25in" draw:id="id49" draw:layer="Master1-bg" draw:style-name="a237" draw:name="Rectangle 9">
        <svg:title/>
        <svg:desc/>
        <text:p text:style-name="a236" text:class-names="" text:cond-style-name=""><text:span text:style-name="a2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50" draw:layer="Master1-bg" draw:style-name="a240" draw:name="Rectangle 6">
        <svg:title/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43" draw:name="Title 1" svg:x="0.5in" svg:y="0.58333in" svg:width="9in" svg:height="1.08333in" presentation:class="title" presentation:placeholder="false">
        <draw:text-box>
          <text:p text:style-name="a242" text:class-names="" text:cond-style-name=""><text:span text:style-name="a241" text:class-names="">Click to edit Master title style</text:span></text:p>
        </draw:text-box>
        <svg:title/>
        <svg:desc/>
      </draw:frame>
      <draw:frame draw:id="id52" presentation:style-name="a247" draw:name="Date Placeholder 2" svg:x="0.5in" svg:y="0.02in" svg:width="3.16667in" svg:height="0.36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9/19/2019</text:date></text:span></text:p>
        </draw:text-box>
        <svg:title/>
        <svg:desc/>
      </draw:frame>
      <draw:frame draw:id="id53" presentation:style-name="a250" draw:name="Footer Placeholder 3" svg:x="3.75in" svg:y="0.02in" svg:width="4.5in" svg:height="0.36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54" presentation:style-name="a253" draw:name="Slide Number Placeholder 4" svg:x="8.33333in" svg:y="0.02in" svg:width="1.16667in" svg:height="0.36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54">
      <draw:custom-shape svg:x="0in" svg:y="0.24145in" svg:width="10in" svg:height="0.25in" draw:id="id55" draw:layer="Master1-bg" draw:style-name="a257" draw:name="Rectangle 9">
        <svg:title/>
        <svg:desc/>
        <text:p text:style-name="a256" text:class-names="" text:cond-style-name=""><text:span text:style-name="a2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56" draw:layer="Master1-bg" draw:style-name="a260" draw:name="Rectangle 6">
        <svg:title/>
        <svg:desc/>
        <text:p text:style-name="a259" text:class-names="" text:cond-style-name=""><text:span text:style-name="a2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64" draw:name="Date Placeholder 1" svg:x="0.5in" svg:y="0.02in" svg:width="3.16667in" svg:height="0.36in" presentation:class="date-time" presentation:placeholder="false">
        <draw:text-box>
          <text:p text:style-name="a263" text:class-names="" text:cond-style-name=""><text:span text:style-name="a261" text:class-names=""><text:date text:fixed="false" style:data-style-name="a262">9/19/2019</text:date></text:span></text:p>
        </draw:text-box>
        <svg:title/>
        <svg:desc/>
      </draw:frame>
      <draw:frame draw:id="id58" presentation:style-name="a267" draw:name="Footer Placeholder 2" svg:x="3.75in" svg:y="0.02in" svg:width="4.5in" svg:height="0.36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59" presentation:style-name="a270" draw:name="Slide Number Placeholder 3" svg:x="8.33333in" svg:y="0.02in" svg:width="1.16667in" svg:height="0.36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71">
      <draw:custom-shape svg:x="0in" svg:y="0.24145in" svg:width="10in" svg:height="0.25in" draw:id="id60" draw:layer="Master1-bg" draw:style-name="a274" draw:name="Rectangle 9">
        <svg:title/>
        <svg:desc/>
        <text:p text:style-name="a273" text:class-names="" text:cond-style-name=""><text:span text:style-name="a2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61" draw:layer="Master1-bg" draw:style-name="a277" draw:name="Rectangle 6">
        <svg:title/>
        <svg:desc/>
        <text:p text:style-name="a276" text:class-names="" text:cond-style-name=""><text:span text:style-name="a2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80" draw:name="Title 1" svg:x="0.5in" svg:y="0.86623in" svg:width="2.34in" svg:height="1.38in" presentation:class="title" presentation:placeholder="false">
        <draw:text-box>
          <text:p text:style-name="a279" text:class-names="" text:cond-style-name=""><text:span text:style-name="a278" text:class-names="">Click to edit Master title style</text:span></text:p>
        </draw:text-box>
        <svg:title/>
        <svg:desc/>
      </draw:frame>
      <draw:frame draw:id="id63" presentation:style-name="a296" draw:name="Content Placeholder 2" svg:x="3.25in" svg:y="0.86623in" svg:width="6.25in" svg:height="6.1in" presentation:class="object" presentation:placeholder="false">
        <draw:text-box>
          <text:list text:style-name="a283">
            <text:list-item>
              <text:p text:style-name="a282" text:class-names="" text:cond-style-name=""><text:span text:style-name="a281" text:class-names="">Edit Master text styles</text:span></text:p>
            </text:list-item>
          </text:list>
          <text:list text:style-name="a286">
            <text:list-item>
              <text:list text:style-name="a286">
                <text:list-item>
                  <text:p text:style-name="a285" text:class-names="" text:cond-style-name=""><text:span text:style-name="a284" text:class-names="">Second level</text:span></text:p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p text:style-name="a288" text:class-names="" text:cond-style-name=""><text:span text:style-name="a287" text:class-names="">Third level</text:span></text:p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p text:style-name="a291" text:class-names="" text:cond-style-name=""><text:span text:style-name="a2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list text:style-name="a295">
                            <text:list-item>
                              <text:p text:style-name="a294" text:class-names="" text:cond-style-name=""><text:span text:style-name="a2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00" draw:name="Text Placeholder 3" svg:x="0.5in" svg:y="2.33in" svg:width="2.34in" svg:height="4.64087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</draw:text-box>
        <svg:title/>
        <svg:desc/>
      </draw:frame>
      <draw:frame draw:id="id65" presentation:style-name="a304" draw:name="Date Placeholder 4" svg:x="0.5in" svg:y="0.02in" svg:width="3.16667in" svg:height="0.36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9/19/2019</text:date></text:span></text:p>
        </draw:text-box>
        <svg:title/>
        <svg:desc/>
      </draw:frame>
      <draw:frame draw:id="id66" presentation:style-name="a307" draw:name="Footer Placeholder 5" svg:x="3.75in" svg:y="0.02in" svg:width="4.5in" svg:height="0.36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67" presentation:style-name="a310" draw:name="Slide Number Placeholder 6" svg:x="8.33333in" svg:y="0.02in" svg:width="1.16667in" svg:height="0.36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draw:connector draw:type="line" svg:x1="-0.01434in" svg:y1="3.91536in" svg:x2="6.08566in" svg:y2="3.9171in" draw:id="id68" draw:style-name="a311" draw:transform="translate(-3.03566in -3.91623in) rotate(-1.5708) translate(3.03566in 3.91623in)" draw:name="Straight Connector 8">
        <svg:title/>
        <svg:desc/>
      </draw:connector>
    </style:master-page>
    <style:master-page style:name="Master1-Layout9-picTx-Picture-with-Caption" style:page-layout-name="pageLayout1" draw:style-name="a312">
      <draw:custom-shape svg:x="0in" svg:y="0.24145in" svg:width="10in" svg:height="0.25in" draw:id="id69" draw:layer="Master1-bg" draw:style-name="a315" draw:name="Rectangle 9">
        <svg:title/>
        <svg:desc/>
        <text:p text:style-name="a314" text:class-names="" text:cond-style-name=""><text:span text:style-name="a3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70" draw:layer="Master1-bg" draw:style-name="a318" draw:name="Rectangle 6">
        <svg:title/>
        <svg:desc/>
        <text:p text:style-name="a317" text:class-names="" text:cond-style-name=""><text:span text:style-name="a3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321" draw:name="Title 1" svg:x="0.5in" svg:y="0.86667in" svg:width="2.34326in" svg:height="1.38333in" presentation:class="title" presentation:placeholder="false">
        <draw:text-box>
          <text:p text:style-name="a320" text:class-names="" text:cond-style-name=""><text:span text:style-name="a319" text:class-names="">Click to edit Master title style</text:span></text:p>
        </draw:text-box>
        <svg:title/>
        <svg:desc/>
      </draw:frame>
      <draw:frame draw:id="id72" presentation:style-name="a324" draw:name="Picture Placeholder 2" svg:x="3.12621in" svg:y="0.91667in" svg:width="6.45712in" svg:height="6.01537in" presentation:class="graphic" presentation:placeholder="false">
        <draw:text-box>
          <text:p text:style-name="a323" text:class-names="" text:cond-style-name=""><text:span text:style-name="a322" text:class-names="">Click icon to add picture</text:span></text:p>
        </draw:text-box>
        <svg:title/>
        <svg:desc/>
      </draw:frame>
      <draw:frame draw:id="id73" presentation:style-name="a328" draw:name="Text Placeholder 3" svg:x="0.5in" svg:y="2.33333in" svg:width="2.34in" svg:height="4.64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Edit Master text styles</text:span></text:p>
            </text:list-item>
          </text:list>
        </draw:text-box>
        <svg:title/>
        <svg:desc/>
      </draw:frame>
      <draw:frame draw:id="id74" presentation:style-name="a332" draw:name="Date Placeholder 4" svg:x="0.5in" svg:y="0.02in" svg:width="3.16667in" svg:height="0.36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9/19/2019</text:date></text:span></text:p>
        </draw:text-box>
        <svg:title/>
        <svg:desc/>
      </draw:frame>
      <draw:frame draw:id="id75" presentation:style-name="a335" draw:name="Footer Placeholder 5" svg:x="3.75in" svg:y="0.02in" svg:width="4.5in" svg:height="0.36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76" presentation:style-name="a338" draw:name="Slide Number Placeholder 6" svg:x="8.33333in" svg:y="0.02in" svg:width="1.16667in" svg:height="0.36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39">
      <draw:custom-shape svg:x="0in" svg:y="0.24145in" svg:width="10in" svg:height="0.25in" draw:id="id77" draw:layer="Master1-bg" draw:style-name="a342" draw:name="Rectangle 9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78" draw:layer="Master1-bg" draw:style-name="a345" draw:name="Rectangle 6">
        <svg:title/>
        <svg:desc/>
        <text:p text:style-name="a344" text:class-names="" text:cond-style-name=""><text:span text:style-name="a3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9" presentation:style-name="a348" draw:name="Title 1" svg:x="0.5in" svg:y="0.58333in" svg:width="9in" svg:height="1.08333in" presentation:class="title" presentation:placeholder="false">
        <draw:text-box>
          <text:p text:style-name="a347" text:class-names="" text:cond-style-name=""><text:span text:style-name="a346" text:class-names="">Click to edit Master title style</text:span></text:p>
        </draw:text-box>
        <svg:title/>
        <svg:desc/>
      </draw:frame>
      <draw:frame draw:id="id80" presentation:style-name="a364" draw:name="Vertical Text Placeholder 2" svg:x="0.5in" svg:y="1.75in" svg:width="9in" svg:height="5.33333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Edit Master text styles</text:span></text:p>
            </text:list-item>
          </text:list>
          <text:list text:style-name="a354">
            <text:list-item>
              <text:list text:style-name="a354">
                <text:list-item>
                  <text:p text:style-name="a353" text:class-names="" text:cond-style-name=""><text:span text:style-name="a352" text:class-names="">Second level</text:span></text:p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p text:style-name="a356" text:class-names="" text:cond-style-name=""><text:span text:style-name="a355" text:class-names="">Third level</text:span></text:p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p text:style-name="a359" text:class-names="" text:cond-style-name=""><text:span text:style-name="a3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368" draw:name="Date Placeholder 3" svg:x="0.5in" svg:y="0.02in" svg:width="3.16667in" svg:height="0.36in" presentation:class="date-time" presentation:placeholder="false">
        <draw:text-box>
          <text:p text:style-name="a367" text:class-names="" text:cond-style-name=""><text:span text:style-name="a365" text:class-names=""><text:date text:fixed="false" style:data-style-name="a366">9/19/2019</text:date></text:span></text:p>
        </draw:text-box>
        <svg:title/>
        <svg:desc/>
      </draw:frame>
      <draw:frame draw:id="id82" presentation:style-name="a371" draw:name="Footer Placeholder 4" svg:x="3.75in" svg:y="0.02in" svg:width="4.5in" svg:height="0.36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83" presentation:style-name="a374" draw:name="Slide Number Placeholder 5" svg:x="8.33333in" svg:y="0.02in" svg:width="1.16667in" svg:height="0.36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75">
      <draw:custom-shape svg:x="0in" svg:y="0.24145in" svg:width="10in" svg:height="0.25in" draw:id="id84" draw:layer="Master1-bg" draw:style-name="a378" draw:name="Rectangle 9">
        <svg:title/>
        <svg:desc/>
        <text:p text:style-name="a377" text:class-names="" text:cond-style-name=""><text:span text:style-name="a3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85" draw:layer="Master1-bg" draw:style-name="a381" draw:name="Rectangle 6">
        <svg:title/>
        <svg:desc/>
        <text:p text:style-name="a380" text:class-names="" text:cond-style-name=""><text:span text:style-name="a3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84" draw:name="Vertical Title 1" svg:x="7.25in" svg:y="0.66667in" svg:width="2.25in" svg:height="6.41667in" presentation:class="title" presentation:placeholder="false">
        <draw:text-box>
          <text:p text:style-name="a383" text:class-names="" text:cond-style-name=""><text:span text:style-name="a382" text:class-names="">Click to edit Master title style</text:span></text:p>
        </draw:text-box>
        <svg:title/>
        <svg:desc/>
      </draw:frame>
      <draw:frame draw:id="id87" presentation:style-name="a400" draw:name="Vertical Text Placeholder 2" svg:x="0.5in" svg:y="0.66667in" svg:width="6.58333in" svg:height="6.41667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404" draw:name="Date Placeholder 3" svg:x="0.5in" svg:y="0.02in" svg:width="3.16667in" svg:height="0.36in" presentation:class="date-time" presentation:placeholder="false">
        <draw:text-box>
          <text:p text:style-name="a403" text:class-names="" text:cond-style-name=""><text:span text:style-name="a401" text:class-names=""><text:date text:fixed="false" style:data-style-name="a402">9/19/2019</text:date></text:span></text:p>
        </draw:text-box>
        <svg:title/>
        <svg:desc/>
      </draw:frame>
      <draw:frame draw:id="id89" presentation:style-name="a407" draw:name="Footer Placeholder 4" svg:x="3.75in" svg:y="0.02in" svg:width="4.5in" svg:height="0.36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90" presentation:style-name="a410" draw:name="Slide Number Placeholder 5" svg:x="8.33333in" svg:y="0.02in" svg:width="1.16667in" svg:height="0.36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cture 2</dc:title>
    <meta:initial-creator>David A Haynes II</meta:initial-creator>
    <dc:creator>David Haynes</dc:creator>
    <meta:creation-date>2015-01-27T17:22:07Z</meta:creation-date>
    <dc:date>2019-09-19T19:08:00Z</dc:date>
    <meta:template xlink:href="GIS5578" xlink:type="simple"/>
    <meta:editing-cycles>18</meta:editing-cycles>
    <meta:editing-duration>PT31438S</meta:editing-duration>
    <meta:document-statistic meta:paragraph-count="109" meta:word-count="652"/>
  </office:meta>
</office:document-meta>
</file>